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10" style:family="table-cell" style:parent-style-name="Default" style:data-style-name="N104"/>
    <style:style style:name="ce12" style:family="table-cell" style:parent-style-name="Default" style:data-style-name="N99"/>
    <style:style style:name="ce5" style:family="table-cell" style:parent-style-name="Default" style:data-style-name="N0"/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style:font-name-asian="Noto Sans CJK SC Regular" style:font-name-complex="Lohit Devanagari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6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string" calcext:value-type="string">
            <text:p>card</text:p>
          </table:table-cell>
          <table:table-cell table:style-name="ce7" office:value-type="string" calcext:value-type="string">
            <text:p>winners</text:p>
          </table:table-cell>
          <table:table-cell table:style-name="ce7" office:value-type="string" calcext:value-type="string">
            <text:p>matched_games</text:p>
          </table:table-cell>
          <table:table-cell table:style-name="ce7" office:value-type="string" calcext:value-type="string">
            <text:p>total_games</text:p>
          </table:table-cell>
          <table:table-cell table:style-name="ce7" office:value-type="string" calcext:value-type="string">
            <text:p>payout</text:p>
          </table:table-cell>
          <table:table-cell table:style-name="ce7"/>
          <table:table-cell table:style-name="ce7" office:value-type="string" calcext:value-type="string">
            <text:p>max_payout</text:p>
          </table:table-cell>
        </table:table-row>
        <table:table-row table:style-name="ro1">
          <table:table-cell office:value-type="date" office:date-value="2017-04-17" calcext:value-type="date">
            <text:p>2017-04-17</text:p>
          </table:table-cell>
          <table:table-cell office:value-type="date" office:date-value="2017-04-16" calcext:value-type="date">
            <text:p>2017-04-16</text:p>
          </table:table-cell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493.5" calcext:value-type="currency">
            <text:p>$493.50</text:p>
          </table:table-cell>
          <table:table-cell/>
          <table:table-cell table:formula="of:=IF([.E2]=[.F2];[.G2]*[.D2]/([.D2]+1); [.D2]*[.G2])"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date" office:date-value="2017-04-17" calcext:value-type="date">
            <text:p>2017-04-17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478" calcext:value-type="currency">
            <text:p>$2,478.00</text:p>
          </table:table-cell>
          <table:table-cell/>
          <table:table-cell table:formula="of:=IF([.E3]=[.F3];[.G3]*[.D3]/([.D3]+1); [.D3]*[.G3])" office:value-type="float" office:value="1982.4" calcext:value-type="float">
            <text:p>1982.4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date" office:date-value="2017-04-18" calcext:value-type="date">
            <text:p>2017-04-18</text:p>
          </table:table-cell>
          <table:table-cell office:value-type="float" office:value="651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810" calcext:value-type="currency">
            <text:p>$810.00</text:p>
          </table:table-cell>
          <table:table-cell/>
          <table:table-cell table:formula="of:=IF([.E4]=[.F4];[.G4]*[.D4]/([.D4]+1); [.D4]*[.G4])" office:value-type="float" office:value="742.5" calcext:value-type="float">
            <text:p>742.5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date" office:date-value="2017-04-19" calcext:value-type="date">
            <text:p>2017-04-19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2011" calcext:value-type="currency">
            <text:p>$2,011.00</text:p>
          </table:table-cell>
          <table:table-cell/>
          <table:table-cell table:formula="of:=IF([.E5]=[.F5];[.G5]*[.D5]/([.D5]+1); [.D5]*[.G5])" office:value-type="float" office:value="1723.71428571429" calcext:value-type="float">
            <text:p>1723.71428571429</text:p>
          </table:table-cell>
        </table:table-row>
        <table:table-row table:style-name="ro1">
          <table:table-cell office:value-type="date" office:date-value="2017-04-29" calcext:value-type="date">
            <text:p>2017-04-29</text:p>
          </table:table-cell>
          <table:table-cell office:value-type="date" office:date-value="2017-04-26" calcext:value-type="date">
            <text:p>2017-04-26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987.2" calcext:value-type="currency">
            <text:p>$987.20</text:p>
          </table:table-cell>
          <table:table-cell/>
          <table:table-cell table:formula="of:=IF([.E6]=[.F6];[.G6]*[.D6]/([.D6]+1); [.D6]*[.G6])" office:value-type="float" office:value="929.129411764706" calcext:value-type="float">
            <text:p>929.129411764706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date" office:date-value="2017-04-28" calcext:value-type="date">
            <text:p>2017-04-28</text:p>
          </table:table-cell>
          <table:table-cell office:value-type="float" office:value="665" calcext:value-type="float">
            <text:p>6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843" calcext:value-type="currency">
            <text:p>$843.00</text:p>
          </table:table-cell>
          <table:table-cell/>
          <table:table-cell table:formula="of:=IF([.E7]=[.F7];[.G7]*[.D7]/([.D7]+1); [.D7]*[.G7])" office:value-type="float" office:value="772.75" calcext:value-type="float">
            <text:p>772.75</text:p>
          </table:table-cell>
        </table:table-row>
        <table:table-row table:style-name="ro1">
          <table:table-cell table:number-columns-repeated="2" office:value-type="date" office:date-value="2017-10-05" calcext:value-type="date">
            <text:p>2017-10-05</text:p>
          </table:table-cell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419.9" calcext:value-type="currency">
            <text:p>$1,419.90</text:p>
          </table:table-cell>
          <table:table-cell/>
          <table:table-cell table:formula="of:=IF([.E8]=[.F8];[.G8]*[.D8]/([.D8]+1); [.D8]*[.G8])" office:value-type="float" office:value="1318.47857142857" calcext:value-type="float">
            <text:p>1318.47857142857</text:p>
          </table:table-cell>
        </table:table-row>
        <table:table-row table:style-name="ro1">
          <table:table-cell table:number-columns-repeated="2" office:value-type="date" office:date-value="2017-10-07" calcext:value-type="date">
            <text:p>2017-10-07</text:p>
          </table:table-cell>
          <table:table-cell office:value-type="float" office:value="838" calcext:value-type="float">
            <text:p>8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currency" office:currency="CAD" office:value="2075.5" calcext:value-type="currency">
            <text:p>$2,075.50</text:p>
          </table:table-cell>
          <table:table-cell/>
          <table:table-cell table:formula="of:=IF([.E9]=[.F9];[.G9]*[.D9]/([.D9]+1); [.D9]*[.G9])" office:value-type="float" office:value="22830.5" calcext:value-type="float">
            <text:p>22830.5</text:p>
          </table:table-cell>
        </table:table-row>
        <table:table-row table:style-name="ro1">
          <table:table-cell table:number-columns-repeated="2" office:value-type="date" office:date-value="2017-10-09" calcext:value-type="date">
            <text:p>2017-10-09</text:p>
          </table:table-cell>
          <table:table-cell office:value-type="float" office:value="839" calcext:value-type="float">
            <text:p>8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286.7" calcext:value-type="currency">
            <text:p>$1,286.70</text:p>
          </table:table-cell>
          <table:table-cell/>
          <table:table-cell table:formula="of:=IF([.E10]=[.F10];[.G10]*[.D10]/([.D10]+1); [.D10]*[.G10])" office:value-type="float" office:value="1158.03" calcext:value-type="float">
            <text:p>1158.03</text:p>
          </table:table-cell>
        </table:table-row>
        <table:table-row table:style-name="ro1">
          <table:table-cell table:number-columns-repeated="2" office:value-type="date" office:date-value="2017-10-10" calcext:value-type="date">
            <text:p>2017-10-10</text:p>
          </table:table-cell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12.2" calcext:value-type="currency">
            <text:p>$112.20</text:p>
          </table:table-cell>
          <table:table-cell/>
          <table:table-cell table:formula="of:=IF([.E11]=[.F11];[.G11]*[.D11]/([.D11]+1); [.D11]*[.G11])" office:value-type="float" office:value="111.644554455446" calcext:value-type="float">
            <text:p>111.644554455446</text:p>
          </table:table-cell>
        </table:table-row>
        <table:table-row table:style-name="ro1">
          <table:table-cell table:number-columns-repeated="2" office:value-type="date" office:date-value="2017-10-12" calcext:value-type="date">
            <text:p>2017-10-12</text:p>
          </table:table-cell>
          <table:table-cell office:value-type="float" office:value="842" calcext:value-type="float">
            <text:p>8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590.9" calcext:value-type="currency">
            <text:p>$590.90</text:p>
          </table:table-cell>
          <table:table-cell/>
          <table:table-cell table:formula="of:=IF([.E12]=[.F12];[.G12]*[.D12]/([.D12]+1); [.D12]*[.G12])" office:value-type="float" office:value="570.524137931035" calcext:value-type="float">
            <text:p>570.524137931035</text:p>
          </table:table-cell>
        </table:table-row>
        <table:table-row table:style-name="ro1">
          <table:table-cell table:number-columns-repeated="2" office:value-type="date" office:date-value="2017-10-14" calcext:value-type="date">
            <text:p>2017-10-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currency" office:currency="CAD" office:value="29265" calcext:value-type="currency">
            <text:p>$29,265.00</text:p>
          </table:table-cell>
          <table:table-cell/>
          <table:table-cell table:formula="of:=IF([.E13]=[.F13];[.G13]*[.D13]/([.D13]+1); [.D13]*[.G13])" office:value-type="float" office:value="14632.5" calcext:value-type="float">
            <text:p>14632.5</text:p>
          </table:table-cell>
        </table:table-row>
        <table:table-row table:style-name="ro1">
          <table:table-cell table:number-columns-repeated="2" office:value-type="date" office:date-value="2017-10-17" calcext:value-type="date">
            <text:p>2017-10-17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26040" calcext:value-type="currency">
            <text:p>$26,040.00</text:p>
          </table:table-cell>
          <table:table-cell/>
          <table:table-cell table:formula="of:=IF([.E14]=[.F14];[.G14]*[.D14]/([.D14]+1); [.D14]*[.G14])" office:value-type="float" office:value="13020" calcext:value-type="float">
            <text:p>13020</text:p>
          </table:table-cell>
        </table:table-row>
        <table:table-row table:style-name="ro1">
          <table:table-cell table:number-columns-repeated="2" office:value-type="date" office:date-value="2017-10-19" calcext:value-type="date">
            <text:p>2017-10-19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currency" office:currency="CAD" office:value="3107" calcext:value-type="currency">
            <text:p>$3,107.00</text:p>
          </table:table-cell>
          <table:table-cell/>
          <table:table-cell table:formula="of:=IF([.E15]=[.F15];[.G15]*[.D15]/([.D15]+1); [.D15]*[.G15])" office:value-type="float" office:value="2796.3" calcext:value-type="float">
            <text:p>2796.3</text:p>
          </table:table-cell>
        </table:table-row>
        <table:table-row table:style-name="ro1">
          <table:table-cell office:value-type="date" office:date-value="2017-10-21" calcext:value-type="date">
            <text:p>2017-10-21</text:p>
          </table:table-cell>
          <table:table-cell office:value-type="date" office:date-value="2017-10-20" calcext:value-type="date">
            <text:p>2017-10-20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570.5" calcext:value-type="currency">
            <text:p>$570.50</text:p>
          </table:table-cell>
          <table:table-cell/>
          <table:table-cell table:formula="of:=IF([.E16]=[.F16];[.G16]*[.D16]/([.D16]+1); [.D16]*[.G16])" office:value-type="float" office:value="550.827586206897" calcext:value-type="float">
            <text:p>550.827586206897</text:p>
          </table:table-cell>
        </table:table-row>
        <table:table-row table:style-name="ro1">
          <table:table-cell table:number-columns-repeated="2" office:value-type="date" office:date-value="2017-10-21" calcext:value-type="date">
            <text:p>2017-10-21</text:p>
          </table:table-cell>
          <table:table-cell office:value-type="float" office:value="851" calcext:value-type="float">
            <text:p>8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5362.5" calcext:value-type="currency">
            <text:p>$5,362.50</text:p>
          </table:table-cell>
          <table:table-cell/>
          <table:table-cell table:formula="of:=IF([.E17]=[.F17];[.G17]*[.D17]/([.D17]+1); [.D17]*[.G17])" office:value-type="float" office:value="4596.42857142857" calcext:value-type="float">
            <text:p>4596.42857142857</text:p>
          </table:table-cell>
        </table:table-row>
        <table:table-row table:style-name="ro1">
          <table:table-cell table:number-columns-repeated="2" office:value-type="date" office:date-value="2017-10-24" calcext:value-type="date">
            <text:p>2017-10-24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2164" calcext:value-type="currency">
            <text:p>$12,164.00</text:p>
          </table:table-cell>
          <table:table-cell/>
          <table:table-cell table:formula="of:=IF([.E18]=[.F18];[.G18]*[.D18]/([.D18]+1); [.D18]*[.G18])" office:value-type="float" office:value="9123" calcext:value-type="float">
            <text:p>9123</text:p>
          </table:table-cell>
        </table:table-row>
        <table:table-row table:style-name="ro1">
          <table:table-cell table:number-columns-repeated="2" office:value-type="date" office:date-value="2017-10-26" calcext:value-type="date">
            <text:p>2017-10-26</text:p>
          </table:table-cell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8432" calcext:value-type="currency">
            <text:p>$18,432.00</text:p>
          </table:table-cell>
          <table:table-cell/>
          <table:table-cell table:formula="of:=IF([.E19]=[.F19];[.G19]*[.D19]/([.D19]+1); [.D19]*[.G19])" office:value-type="float" office:value="12288" calcext:value-type="float">
            <text:p>12288</text:p>
          </table:table-cell>
        </table:table-row>
        <table:table-row table:style-name="ro1">
          <table:table-cell office:value-type="date" office:date-value="2017-10-28" calcext:value-type="date">
            <text:p>2017-10-28</text:p>
          </table:table-cell>
          <table:table-cell office:value-type="date" office:date-value="2017-10-27" calcext:value-type="date">
            <text:p>2017-10-27</text:p>
          </table:table-cell>
          <table:table-cell office:value-type="float" office:value="858" calcext:value-type="float">
            <text:p>8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16.2" calcext:value-type="currency">
            <text:p>$216.20</text:p>
          </table:table-cell>
          <table:table-cell/>
          <table:table-cell table:formula="of:=IF([.E20]=[.F20];[.G20]*[.D20]/([.D20]+1); [.D20]*[.G20])" office:value-type="float" office:value="212.596666666667" calcext:value-type="float">
            <text:p>212.596666666667</text:p>
          </table:table-cell>
        </table:table-row>
        <table:table-row table:style-name="ro1">
          <table:table-cell table:number-columns-repeated="2" office:value-type="date" office:date-value="2017-10-28" calcext:value-type="date">
            <text:p>2017-10-28</text:p>
          </table:table-cell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20775" calcext:value-type="currency">
            <text:p>$20,775.00</text:p>
          </table:table-cell>
          <table:table-cell/>
          <table:table-cell table:formula="of:=IF([.E21]=[.F21];[.G21]*[.D21]/([.D21]+1); [.D21]*[.G21])" office:value-type="float" office:value="13850" calcext:value-type="float">
            <text:p>13850</text:p>
          </table:table-cell>
        </table:table-row>
        <table:table-row table:style-name="ro1">
          <table:table-cell table:number-columns-repeated="2" office:value-type="date" office:date-value="2017-10-30" calcext:value-type="date">
            <text:p>2017-10-30</text:p>
          </table:table-cell>
          <table:table-cell office:value-type="float" office:value="863" calcext:value-type="float">
            <text:p>86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035.3" calcext:value-type="currency">
            <text:p>$1,035.30</text:p>
          </table:table-cell>
          <table:table-cell/>
          <table:table-cell table:formula="of:=IF([.E22]=[.F22];[.G22]*[.D22]/([.D22]+1); [.D22]*[.G22])" office:value-type="float" office:value="993.888" calcext:value-type="float">
            <text:p>993.888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date" office:date-value="2017-10-31" calcext:value-type="date">
            <text:p>2017-10-31</text:p>
          </table:table-cell>
          <table:table-cell office:value-type="float" office:value="865" calcext:value-type="float">
            <text:p>86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202.9" calcext:value-type="currency">
            <text:p>$202.90</text:p>
          </table:table-cell>
          <table:table-cell/>
          <table:table-cell table:formula="of:=IF([.E23]=[.F23];[.G23]*[.D23]/([.D23]+1); [.D23]*[.G23])" office:value-type="float" office:value="200.194666666667" calcext:value-type="float">
            <text:p>200.194666666667</text:p>
          </table:table-cell>
        </table:table-row>
        <table:table-row table:style-name="ro1">
          <table:table-cell table:number-columns-repeated="2" office:value-type="date" office:date-value="2017-11-02" calcext:value-type="date">
            <text:p>2017-11-02</text:p>
          </table:table-cell>
          <table:table-cell office:value-type="float" office:value="868" calcext:value-type="float">
            <text:p>8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11605" calcext:value-type="currency">
            <text:p>$11,605.00</text:p>
          </table:table-cell>
          <table:table-cell/>
          <table:table-cell table:formula="of:=IF([.E24]=[.F24];[.G24]*[.D24]/([.D24]+1); [.D24]*[.G24])" office:value-type="float" office:value="8703.75" calcext:value-type="float">
            <text:p>8703.75</text:p>
          </table:table-cell>
        </table:table-row>
        <table:table-row table:style-name="ro1">
          <table:table-cell table:number-columns-repeated="2" office:value-type="date" office:date-value="2017-11-04" calcext:value-type="date">
            <text:p>2017-11-04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36834" calcext:value-type="currency">
            <text:p>$36,834.00</text:p>
          </table:table-cell>
          <table:table-cell/>
          <table:table-cell table:formula="of:=IF([.E25]=[.F25];[.G25]*[.D25]/([.D25]+1); [.D25]*[.G25])" office:value-type="float" office:value="18417" calcext:value-type="float">
            <text:p>18417</text:p>
          </table:table-cell>
        </table:table-row>
        <table:table-row table:style-name="ro1">
          <table:table-cell table:number-columns-repeated="2" office:value-type="date" office:date-value="2017-11-07" calcext:value-type="date">
            <text:p>2017-11-07</text:p>
          </table:table-cell>
          <table:table-cell office:value-type="float" office:value="873" calcext:value-type="float">
            <text:p>87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597.9" calcext:value-type="currency">
            <text:p>$1,597.90</text:p>
          </table:table-cell>
          <table:table-cell/>
          <table:table-cell table:formula="of:=IF([.E26]=[.F26];[.G26]*[.D26]/([.D26]+1); [.D26]*[.G26])" office:value-type="float" office:value="1518.005" calcext:value-type="float">
            <text:p>1518.005</text:p>
          </table:table-cell>
        </table:table-row>
        <table:table-row table:style-name="ro1">
          <table:table-cell table:number-columns-repeated="2" office:value-type="date" office:date-value="2017-11-09" calcext:value-type="date">
            <text:p>2017-11-09</text:p>
          </table:table-cell>
          <table:table-cell office:value-type="float" office:value="876" calcext:value-type="float">
            <text:p>8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333" calcext:value-type="currency">
            <text:p>$333.00</text:p>
          </table:table-cell>
          <table:table-cell/>
          <table:table-cell table:formula="of:=IF([.E27]=[.F27];[.G27]*[.D27]/([.D27]+1); [.D27]*[.G27])" office:value-type="float" office:value="328.56" calcext:value-type="float">
            <text:p>328.56</text:p>
          </table:table-cell>
        </table:table-row>
        <table:table-row table:style-name="ro1">
          <table:table-cell office:value-type="date" office:date-value="2017-11-11" calcext:value-type="date">
            <text:p>2017-11-1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3918.8" calcext:value-type="currency">
            <text:p>$3,918.80</text:p>
          </table:table-cell>
          <table:table-cell/>
          <table:table-cell table:formula="of:=IF([.E28]=[.F28];[.G28]*[.D28]/([.D28]+1); [.D28]*[.G28])" office:value-type="float" office:value="3135.04" calcext:value-type="float">
            <text:p>3135.04</text:p>
          </table:table-cell>
        </table:table-row>
        <table:table-row table:style-name="ro1">
          <table:table-cell table:number-columns-repeated="2" office:value-type="date" office:date-value="2017-11-11" calcext:value-type="date">
            <text:p>2017-11-11</text:p>
          </table:table-cell>
          <table:table-cell office:value-type="float" office:value="879" calcext:value-type="float">
            <text:p>8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3066.3" calcext:value-type="currency">
            <text:p>$3,066.30</text:p>
          </table:table-cell>
          <table:table-cell/>
          <table:table-cell table:formula="of:=IF([.E29]=[.F29];[.G29]*[.D29]/([.D29]+1); [.D29]*[.G29])" office:value-type="float" office:value="2810.775" calcext:value-type="float">
            <text:p>2810.775</text:p>
          </table:table-cell>
        </table:table-row>
        <table:table-row table:style-name="ro1">
          <table:table-cell table:number-columns-repeated="2" office:value-type="date" office:date-value="2017-11-14" calcext:value-type="date">
            <text:p>2017-11-14</text:p>
          </table:table-cell>
          <table:table-cell office:value-type="float" office:value="882" calcext:value-type="float">
            <text:p>8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491.6" calcext:value-type="currency">
            <text:p>$491.60</text:p>
          </table:table-cell>
          <table:table-cell/>
          <table:table-cell table:formula="of:=IF([.E30]=[.F30];[.G30]*[.D30]/([.D30]+1); [.D30]*[.G30])" office:value-type="float" office:value="483.796825396825" calcext:value-type="float">
            <text:p>483.796825396825</text:p>
          </table:table-cell>
        </table:table-row>
        <table:table-row table:style-name="ro1">
          <table:table-cell table:number-columns-repeated="2" office:value-type="date" office:date-value="2017-11-16" calcext:value-type="date">
            <text:p>2017-11-16</text:p>
          </table:table-cell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12565" calcext:value-type="currency">
            <text:p>$12,565.00</text:p>
          </table:table-cell>
          <table:table-cell/>
          <table:table-cell table:formula="of:=IF([.E31]=[.F31];[.G31]*[.D31]/([.D31]+1); [.D31]*[.G31])" office:value-type="float" office:value="37695" calcext:value-type="float">
            <text:p>37695</text:p>
          </table:table-cell>
        </table:table-row>
        <table:table-row table:style-name="ro1">
          <table:table-cell table:number-columns-repeated="2" office:value-type="date" office:date-value="2017-11-18" calcext:value-type="date">
            <text:p>2017-11-18</text:p>
          </table:table-cell>
          <table:table-cell office:value-type="float" office:value="888" calcext:value-type="float">
            <text:p>8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075.2" calcext:value-type="currency">
            <text:p>$1,075.20</text:p>
          </table:table-cell>
          <table:table-cell/>
          <table:table-cell table:formula="of:=IF([.E32]=[.F32];[.G32]*[.D32]/([.D32]+1); [.D32]*[.G32])" office:value-type="float" office:value="1040.51612903226" calcext:value-type="float">
            <text:p>1040.51612903226</text:p>
          </table:table-cell>
        </table:table-row>
        <table:table-row table:style-name="ro1">
          <table:table-cell table:number-columns-repeated="2" office:value-type="date" office:date-value="2017-11-22" calcext:value-type="date">
            <text:p>2017-11-22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9375.8" calcext:value-type="currency">
            <text:p>$9,375.80</text:p>
          </table:table-cell>
          <table:table-cell/>
          <table:table-cell table:formula="of:=IF([.E33]=[.F33];[.G33]*[.D33]/([.D33]+1); [.D33]*[.G33])" office:value-type="float" office:value="37503.2" calcext:value-type="float">
            <text:p>37503.2</text:p>
          </table:table-cell>
        </table:table-row>
        <table:table-row table:style-name="ro1">
          <table:table-cell table:number-columns-repeated="2" office:value-type="date" office:date-value="2017-11-24" calcext:value-type="date">
            <text:p>2017-11-24</text:p>
          </table:table-cell>
          <table:table-cell office:value-type="float" office:value="893" calcext:value-type="float">
            <text:p>89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422.5" calcext:value-type="currency">
            <text:p>$1,422.50</text:p>
          </table:table-cell>
          <table:table-cell/>
          <table:table-cell table:formula="of:=IF([.E34]=[.F34];[.G34]*[.D34]/([.D34]+1); [.D34]*[.G34])" office:value-type="float" office:value="1351.375" calcext:value-type="float">
            <text:p>1351.375</text:p>
          </table:table-cell>
        </table:table-row>
        <table:table-row table:style-name="ro1">
          <table:table-cell table:number-columns-repeated="2" office:value-type="date" office:date-value="2017-11-25" calcext:value-type="date">
            <text:p>2017-11-25</text:p>
          </table:table-cell>
          <table:table-cell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403.7" calcext:value-type="currency">
            <text:p>$1,403.70</text:p>
          </table:table-cell>
          <table:table-cell/>
          <table:table-cell table:formula="of:=IF([.E35]=[.F35];[.G35]*[.D35]/([.D35]+1); [.D35]*[.G35])" office:value-type="float" office:value="1351.71111111111" calcext:value-type="float">
            <text:p>1351.71111111111</text:p>
          </table:table-cell>
        </table:table-row>
        <table:table-row table:style-name="ro1">
          <table:table-cell table:number-columns-repeated="2" office:value-type="date" office:date-value="2017-11-28" calcext:value-type="date">
            <text:p>2017-11-28</text:p>
          </table:table-cell>
          <table:table-cell office:value-type="float" office:value="898" calcext:value-type="float">
            <text:p>8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3063" calcext:value-type="currency">
            <text:p>$3,063.00</text:p>
          </table:table-cell>
          <table:table-cell/>
          <table:table-cell table:formula="of:=IF([.E36]=[.F36];[.G36]*[.D36]/([.D36]+1); [.D36]*[.G36])" office:value-type="float" office:value="2827.38461538462" calcext:value-type="float">
            <text:p>2827.38461538462</text:p>
          </table:table-cell>
        </table:table-row>
        <table:table-row table:style-name="ro1">
          <table:table-cell table:number-columns-repeated="2" office:value-type="date" office:date-value="2017-11-30" calcext:value-type="date">
            <text:p>2017-11-30</text:p>
          </table:table-cell>
          <table:table-cell office:value-type="float" office:value="901" calcext:value-type="float">
            <text:p>9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808.1" calcext:value-type="currency">
            <text:p>$808.10</text:p>
          </table:table-cell>
          <table:table-cell/>
          <table:table-cell table:formula="of:=IF([.E37]=[.F37];[.G37]*[.D37]/([.D37]+1); [.D37]*[.G37])" office:value-type="float" office:value="786.25945945946" calcext:value-type="float">
            <text:p>786.25945945946</text:p>
          </table:table-cell>
        </table:table-row>
        <table:table-row table:style-name="ro1">
          <table:table-cell table:number-columns-repeated="2" office:value-type="date" office:date-value="2017-12-01" calcext:value-type="date">
            <text:p>2017-12-01</text:p>
          </table:table-cell>
          <table:table-cell office:value-type="float" office:value="902" calcext:value-type="float">
            <text:p>90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364.4" calcext:value-type="currency">
            <text:p>$364.40</text:p>
          </table:table-cell>
          <table:table-cell/>
          <table:table-cell table:formula="of:=IF([.E38]=[.F38];[.G38]*[.D38]/([.D38]+1); [.D38]*[.G38])" office:value-type="float" office:value="359.408219178082" calcext:value-type="float">
            <text:p>359.408219178082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date" office:date-value="2017-12-03" calcext:value-type="date">
            <text:p>2017-12-03</text:p>
          </table:table-cell>
          <table:table-cell office:value-type="float" office:value="906" calcext:value-type="float">
            <text:p>9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89.9" calcext:value-type="currency">
            <text:p>$189.90</text:p>
          </table:table-cell>
          <table:table-cell/>
          <table:table-cell table:formula="of:=IF([.E39]=[.F39];[.G39]*[.D39]/([.D39]+1); [.D39]*[.G39])" office:value-type="float" office:value="186.176470588235" calcext:value-type="float">
            <text:p>186.176470588235</text:p>
          </table:table-cell>
        </table:table-row>
        <table:table-row table:style-name="ro1">
          <table:table-cell table:number-columns-repeated="2" office:value-type="date" office:date-value="2017-12-05" calcext:value-type="date">
            <text:p>2017-12-05</text:p>
          </table:table-cell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9014" calcext:value-type="currency">
            <text:p>$9,014.00</text:p>
          </table:table-cell>
          <table:table-cell/>
          <table:table-cell table:formula="of:=IF([.E40]=[.F40];[.G40]*[.D40]/([.D40]+1); [.D40]*[.G40])" office:value-type="float" office:value="6760.5" calcext:value-type="float">
            <text:p>6760.5</text:p>
          </table:table-cell>
        </table:table-row>
        <table:table-row table:style-name="ro1">
          <table:table-cell table:number-columns-repeated="2" office:value-type="date" office:date-value="2017-12-07" calcext:value-type="date">
            <text:p>2017-12-07</text:p>
          </table:table-cell>
          <table:table-cell office:value-type="float" office:value="911" calcext:value-type="float">
            <text:p>9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539.9" calcext:value-type="currency">
            <text:p>$539.90</text:p>
          </table:table-cell>
          <table:table-cell/>
          <table:table-cell table:formula="of:=IF([.E41]=[.F41];[.G41]*[.D41]/([.D41]+1); [.D41]*[.G41])" office:value-type="float" office:value="530.258928571429" calcext:value-type="float">
            <text:p>530.258928571429</text:p>
          </table:table-cell>
        </table:table-row>
        <table:table-row table:style-name="ro1">
          <table:table-cell table:number-columns-repeated="2" office:value-type="date" office:date-value="2017-12-09" calcext:value-type="date">
            <text:p>2017-12-09</text:p>
          </table:table-cell>
          <table:table-cell office:value-type="float" office:value="913" calcext:value-type="float">
            <text:p>9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981.6" calcext:value-type="currency">
            <text:p>$1,981.60</text:p>
          </table:table-cell>
          <table:table-cell/>
          <table:table-cell table:formula="of:=IF([.E42]=[.F42];[.G42]*[.D42]/([.D42]+1); [.D42]*[.G42])" office:value-type="float" office:value="1871.51111111111" calcext:value-type="float">
            <text:p>1871.51111111111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4156.5" calcext:value-type="currency">
            <text:p>$4,156.50</text:p>
          </table:table-cell>
          <table:table-cell/>
          <table:table-cell table:formula="of:=IF([.E43]=[.F43];[.G43]*[.D43]/([.D43]+1); [.D43]*[.G43])" office:value-type="float" office:value="2771" calcext:value-type="float">
            <text:p>2771</text:p>
          </table:table-cell>
        </table:table-row>
        <table:table-row table:style-name="ro1">
          <table:table-cell table:number-columns-repeated="2" office:value-type="date" office:date-value="2017-12-12" calcext:value-type="date">
            <text:p>2017-12-12</text:p>
          </table:table-cell>
          <table:table-cell office:value-type="float" office:value="916" calcext:value-type="float">
            <text:p>9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582.2" calcext:value-type="currency">
            <text:p>$1,582.20</text:p>
          </table:table-cell>
          <table:table-cell/>
          <table:table-cell table:formula="of:=IF([.E44]=[.F44];[.G44]*[.D44]/([.D44]+1); [.D44]*[.G44])" office:value-type="float" office:value="1494.3" calcext:value-type="float">
            <text:p>1494.3</text:p>
          </table:table-cell>
        </table:table-row>
        <table:table-row table:style-name="ro1">
          <table:table-cell table:number-columns-repeated="2" office:value-type="date" office:date-value="2017-12-14" calcext:value-type="date">
            <text:p>2017-12-14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10008" calcext:value-type="currency">
            <text:p>$10,008.00</text:p>
          </table:table-cell>
          <table:table-cell/>
          <table:table-cell table:formula="of:=IF([.E45]=[.F45];[.G45]*[.D45]/([.D45]+1); [.D45]*[.G45])" office:value-type="float" office:value="7506" calcext:value-type="float">
            <text:p>7506</text:p>
          </table:table-cell>
        </table:table-row>
        <table:table-row table:style-name="ro1">
          <table:table-cell table:number-columns-repeated="2" office:value-type="date" office:date-value="2017-12-16" calcext:value-type="date">
            <text:p>2017-12-16</text:p>
          </table:table-cell>
          <table:table-cell office:value-type="float" office:value="921" calcext:value-type="float">
            <text:p>92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496.9" calcext:value-type="currency">
            <text:p>$496.90</text:p>
          </table:table-cell>
          <table:table-cell/>
          <table:table-cell table:formula="of:=IF([.E46]=[.F46];[.G46]*[.D46]/([.D46]+1); [.D46]*[.G46])" office:value-type="float" office:value="488.618333333333" calcext:value-type="float">
            <text:p>488.618333333333</text:p>
          </table:table-cell>
        </table:table-row>
        <table:table-row table:style-name="ro1">
          <table:table-cell office:value-type="date" office:date-value="2017-12-18" calcext:value-type="date">
            <text:p>2017-12-18</text:p>
          </table:table-cell>
          <table:table-cell office:value-type="date" office:date-value="2017-12-17" calcext:value-type="date">
            <text:p>2017-12-17</text:p>
          </table:table-cell>
          <table:table-cell office:value-type="float" office:value="923" calcext:value-type="float">
            <text:p>9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542.4" calcext:value-type="currency">
            <text:p>$542.40</text:p>
          </table:table-cell>
          <table:table-cell/>
          <table:table-cell table:formula="of:=IF([.E47]=[.F47];[.G47]*[.D47]/([.D47]+1); [.D47]*[.G47])" office:value-type="float" office:value="508.5" calcext:value-type="float">
            <text:p>508.5</text:p>
          </table:table-cell>
        </table:table-row>
        <table:table-row table:style-name="ro1">
          <table:table-cell table:number-columns-repeated="2" office:value-type="date" office:date-value="2017-12-19" calcext:value-type="date">
            <text:p>2017-12-19</text:p>
          </table:table-cell>
          <table:table-cell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4436.5" calcext:value-type="currency">
            <text:p>$4,436.50</text:p>
          </table:table-cell>
          <table:table-cell/>
          <table:table-cell table:formula="of:=IF([.E48]=[.F48];[.G48]*[.D48]/([.D48]+1); [.D48]*[.G48])" office:value-type="float" office:value="3802.71428571429" calcext:value-type="float">
            <text:p>3802.71428571429</text:p>
          </table:table-cell>
        </table:table-row>
        <table:table-row table:style-name="ro1">
          <table:table-cell table:number-columns-repeated="2" office:value-type="date" office:date-value="2017-12-21" calcext:value-type="date">
            <text:p>2017-12-21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16123.5" calcext:value-type="currency">
            <text:p>$16,123.50</text:p>
          </table:table-cell>
          <table:table-cell/>
          <table:table-cell table:formula="of:=IF([.E49]=[.F49];[.G49]*[.D49]/([.D49]+1); [.D49]*[.G49])" office:value-type="float" office:value="10749" calcext:value-type="float">
            <text:p>10749</text:p>
          </table:table-cell>
        </table:table-row>
        <table:table-row table:style-name="ro1">
          <table:table-cell table:number-columns-repeated="2" office:value-type="date" office:date-value="2017-12-23" calcext:value-type="date">
            <text:p>2017-12-23</text:p>
          </table:table-cell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currency" office:currency="CAD" office:value="3602.1" calcext:value-type="currency">
            <text:p>$3,602.10</text:p>
          </table:table-cell>
          <table:table-cell/>
          <table:table-cell table:formula="of:=IF([.E50]=[.F50];[.G50]*[.D50]/([.D50]+1); [.D50]*[.G50])" office:value-type="float" office:value="3274.63636363636" calcext:value-type="float">
            <text:p>3274.63636363636</text:p>
          </table:table-cell>
        </table:table-row>
        <table:table-row table:style-name="ro1">
          <table:table-cell table:number-columns-repeated="2" office:value-type="date" office:date-value="2017-12-27" calcext:value-type="date">
            <text:p>2017-12-27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4452.5" calcext:value-type="currency">
            <text:p>$14,452.50</text:p>
          </table:table-cell>
          <table:table-cell/>
          <table:table-cell table:formula="of:=IF([.E51]=[.F51];[.G51]*[.D51]/([.D51]+1); [.D51]*[.G51])" office:value-type="float" office:value="9635" calcext:value-type="float">
            <text:p>9635</text:p>
          </table:table-cell>
        </table:table-row>
        <table:table-row table:style-name="ro1">
          <table:table-cell table:number-columns-repeated="2" office:value-type="date" office:date-value="2017-12-28" calcext:value-type="date">
            <text:p>2017-12-28</text:p>
          </table:table-cell>
          <table:table-cell office:value-type="float" office:value="936" calcext:value-type="float">
            <text:p>93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88.4" calcext:value-type="currency">
            <text:p>$188.40</text:p>
          </table:table-cell>
          <table:table-cell/>
          <table:table-cell table:formula="of:=IF([.E52]=[.F52];[.G52]*[.D52]/([.D52]+1); [.D52]*[.G52])" office:value-type="float" office:value="186.775862068966" calcext:value-type="float">
            <text:p>186.775862068966</text:p>
          </table:table-cell>
        </table:table-row>
        <table:table-row table:style-name="ro1">
          <table:table-cell table:number-columns-repeated="2" office:value-type="date" office:date-value="2017-12-29" calcext:value-type="date">
            <text:p>2017-12-29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33633" calcext:value-type="currency">
            <text:p>$33,633.00</text:p>
          </table:table-cell>
          <table:table-cell/>
          <table:table-cell table:formula="of:=IF([.E53]=[.F53];[.G53]*[.D53]/([.D53]+1); [.D53]*[.G53])" office:value-type="float" office:value="16816.5" calcext:value-type="float">
            <text:p>16816.5</text:p>
          </table:table-cell>
        </table:table-row>
        <table:table-row table:style-name="ro1">
          <table:table-cell table:number-columns-repeated="2" office:value-type="date" office:date-value="2017-12-31" calcext:value-type="date">
            <text:p>2017-12-31</text:p>
          </table:table-cell>
          <table:table-cell office:value-type="float" office:value="941" calcext:value-type="float">
            <text:p>9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301.4" calcext:value-type="currency">
            <text:p>$301.40</text:p>
          </table:table-cell>
          <table:table-cell/>
          <table:table-cell table:formula="of:=IF([.E54]=[.F54];[.G54]*[.D54]/([.D54]+1); [.D54]*[.G54])" office:value-type="float" office:value="295.603846153846" calcext:value-type="float">
            <text:p>295.603846153846</text:p>
          </table:table-cell>
        </table:table-row>
        <table:table-row table:style-name="ro1">
          <table:table-cell table:number-columns-repeated="2" office:value-type="date" office:date-value="2018-01-02" calcext:value-type="date">
            <text:p>2018-01-02</text:p>
          </table:table-cell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1974.2" calcext:value-type="currency">
            <text:p>$1,974.20</text:p>
          </table:table-cell>
          <table:table-cell/>
          <table:table-cell table:formula="of:=IF([.E55]=[.F55];[.G55]*[.D55]/([.D55]+1); [.D55]*[.G55])" office:value-type="float" office:value="1850.8125" calcext:value-type="float">
            <text:p>1850.8125</text:p>
          </table:table-cell>
        </table:table-row>
        <table:table-row table:style-name="ro1">
          <table:table-cell table:number-columns-repeated="2" office:value-type="date" office:date-value="2018-01-04" calcext:value-type="date">
            <text:p>2018-01-04</text:p>
          </table:table-cell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15522" calcext:value-type="currency">
            <text:p>$15,522.00</text:p>
          </table:table-cell>
          <table:table-cell/>
          <table:table-cell table:formula="of:=IF([.E56]=[.F56];[.G56]*[.D56]/([.D56]+1); [.D56]*[.G56])" office:value-type="float" office:value="10348" calcext:value-type="float">
            <text:p>10348</text:p>
          </table:table-cell>
        </table:table-row>
        <table:table-row table:style-name="ro1">
          <table:table-cell office:value-type="date" office:date-value="2018-01-06" calcext:value-type="date">
            <text:p>2018-01-06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947" calcext:value-type="float">
            <text:p>94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353" calcext:value-type="currency">
            <text:p>$353.00</text:p>
          </table:table-cell>
          <table:table-cell/>
          <table:table-cell table:formula="of:=IF([.E57]=[.F57];[.G57]*[.D57]/([.D57]+1); [.D57]*[.G57])" office:value-type="float" office:value="342.30303030303" calcext:value-type="float">
            <text:p>342.30303030303</text:p>
          </table:table-cell>
        </table:table-row>
        <table:table-row table:style-name="ro1">
          <table:table-cell table:number-columns-repeated="2" office:value-type="date" office:date-value="2018-01-06" calcext:value-type="date">
            <text:p>2018-01-06</text:p>
          </table:table-cell>
          <table:table-cell office:value-type="float" office:value="948" calcext:value-type="float">
            <text:p>9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702.8" calcext:value-type="currency">
            <text:p>$702.80</text:p>
          </table:table-cell>
          <table:table-cell/>
          <table:table-cell table:formula="of:=IF([.E58]=[.F58];[.G58]*[.D58]/([.D58]+1); [.D58]*[.G58])" office:value-type="float" office:value="678.565517241379" calcext:value-type="float">
            <text:p>678.565517241379</text:p>
          </table:table-cell>
        </table:table-row>
        <table:table-row table:style-name="ro1">
          <table:table-cell table:number-columns-repeated="2" office:value-type="date" office:date-value="2018-01-07" calcext:value-type="date">
            <text:p>2018-01-07</text:p>
          </table:table-cell>
          <table:table-cell office:value-type="float" office:value="950" calcext:value-type="float">
            <text:p>95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54.9" calcext:value-type="currency">
            <text:p>$54.90</text:p>
          </table:table-cell>
          <table:table-cell/>
          <table:table-cell table:formula="of:=IF([.E59]=[.F59];[.G59]*[.D59]/([.D59]+1); [.D59]*[.G59])" office:value-type="float" office:value="54.7284375" calcext:value-type="float">
            <text:p>54.7284375</text:p>
          </table:table-cell>
        </table:table-row>
        <table:table-row table:style-name="ro1">
          <table:table-cell table:number-columns-repeated="2" office:value-type="date" office:date-value="2018-01-09" calcext:value-type="date">
            <text:p>2018-01-09</text:p>
          </table:table-cell>
          <table:table-cell office:value-type="float" office:value="952" calcext:value-type="float">
            <text:p>95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19.9" calcext:value-type="currency">
            <text:p>$219.90</text:p>
          </table:table-cell>
          <table:table-cell/>
          <table:table-cell table:formula="of:=IF([.E60]=[.F60];[.G60]*[.D60]/([.D60]+1); [.D60]*[.G60])" office:value-type="float" office:value="217.456666666667" calcext:value-type="float">
            <text:p>217.456666666667</text:p>
          </table:table-cell>
        </table:table-row>
        <table:table-row table:style-name="ro1">
          <table:table-cell office:value-type="date" office:date-value="2018-01-13" calcext:value-type="date">
            <text:p>2018-01-13</text:p>
          </table:table-cell>
          <table:table-cell office:value-type="date" office:date-value="2018-01-12" calcext:value-type="date">
            <text:p>2018-01-12</text:p>
          </table:table-cell>
          <table:table-cell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379.4" calcext:value-type="currency">
            <text:p>$379.40</text:p>
          </table:table-cell>
          <table:table-cell/>
          <table:table-cell table:formula="of:=IF([.E61]=[.F61];[.G61]*[.D61]/([.D61]+1); [.D61]*[.G61])" office:value-type="float" office:value="368.56" calcext:value-type="float">
            <text:p>368.56</text:p>
          </table:table-cell>
        </table:table-row>
        <table:table-row table:style-name="ro1">
          <table:table-cell table:number-columns-repeated="2" office:value-type="date" office:date-value="2018-01-13" calcext:value-type="date">
            <text:p>2018-01-13</text:p>
          </table:table-cell>
          <table:table-cell office:value-type="float" office:value="958" calcext:value-type="float">
            <text:p>9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182.2" calcext:value-type="currency">
            <text:p>$1,182.20</text:p>
          </table:table-cell>
          <table:table-cell/>
          <table:table-cell table:formula="of:=IF([.E62]=[.F62];[.G62]*[.D62]/([.D62]+1); [.D62]*[.G62])" office:value-type="float" office:value="1112.65882352941" calcext:value-type="float">
            <text:p>1112.65882352941</text:p>
          </table:table-cell>
        </table:table-row>
        <table:table-row table:style-name="ro1">
          <table:table-cell office:value-type="date" office:date-value="2018-01-15" calcext:value-type="date">
            <text:p>2018-01-15</text:p>
          </table:table-cell>
          <table:table-cell office:value-type="date" office:date-value="2018-01-14" calcext:value-type="date">
            <text:p>2018-01-14</text:p>
          </table:table-cell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312.5" calcext:value-type="currency">
            <text:p>$1,312.50</text:p>
          </table:table-cell>
          <table:table-cell/>
          <table:table-cell table:formula="of:=IF([.E63]=[.F63];[.G63]*[.D63]/([.D63]+1); [.D63]*[.G63])" office:value-type="float" office:value="1125" calcext:value-type="float">
            <text:p>1125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date" office:date-value="2018-01-16" calcext:value-type="date">
            <text:p>2018-01-16</text:p>
          </table:table-cell>
          <table:table-cell office:value-type="float" office:value="961" calcext:value-type="float">
            <text:p>9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307.3" calcext:value-type="currency">
            <text:p>$307.30</text:p>
          </table:table-cell>
          <table:table-cell/>
          <table:table-cell table:formula="of:=IF([.E64]=[.F64];[.G64]*[.D64]/([.D64]+1); [.D64]*[.G64])" office:value-type="float" office:value="301.274509803922" calcext:value-type="float">
            <text:p>301.274509803922</text:p>
          </table:table-cell>
        </table:table-row>
        <table:table-row table:style-name="ro1">
          <table:table-cell table:number-columns-repeated="2" office:value-type="date" office:date-value="2018-01-18" calcext:value-type="date">
            <text:p>2018-01-18</text:p>
          </table:table-cell>
          <table:table-cell office:value-type="float" office:value="963" calcext:value-type="float">
            <text:p>96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2132.8" calcext:value-type="currency">
            <text:p>$2,132.80</text:p>
          </table:table-cell>
          <table:table-cell/>
          <table:table-cell table:formula="of:=IF([.E65]=[.F65];[.G65]*[.D65]/([.D65]+1); [.D65]*[.G65])" office:value-type="float" office:value="1980.45714285714" calcext:value-type="float">
            <text:p>1980.45714285714</text:p>
          </table:table-cell>
        </table:table-row>
        <table:table-row table:style-name="ro1">
          <table:table-cell office:value-type="date" office:date-value="2018-01-20" calcext:value-type="date">
            <text:p>2018-01-20</text:p>
          </table:table-cell>
          <table:table-cell office:value-type="date" office:date-value="2018-01-19" calcext:value-type="date">
            <text:p>2018-01-19</text:p>
          </table:table-cell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363.1" calcext:value-type="currency">
            <text:p>$1,363.10</text:p>
          </table:table-cell>
          <table:table-cell/>
          <table:table-cell table:formula="of:=IF([.E66]=[.F66];[.G66]*[.D66]/([.D66]+1); [.D66]*[.G66])" office:value-type="float" office:value="1211.64444444444" calcext:value-type="float">
            <text:p>1211.64444444444</text:p>
          </table:table-cell>
        </table:table-row>
        <table:table-row table:style-name="ro1">
          <table:table-cell table:number-columns-repeated="2" office:value-type="date" office:date-value="2018-01-20" calcext:value-type="date">
            <text:p>2018-01-20</text:p>
          </table:table-cell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5141.4" calcext:value-type="currency">
            <text:p>$5,141.40</text:p>
          </table:table-cell>
          <table:table-cell/>
          <table:table-cell table:formula="of:=IF([.E67]=[.F67];[.G67]*[.D67]/([.D67]+1); [.D67]*[.G67])" office:value-type="float" office:value="4284.5" calcext:value-type="float">
            <text:p>4284.5</text:p>
          </table:table-cell>
        </table:table-row>
        <table:table-row table:style-name="ro1">
          <table:table-cell office:value-type="date" office:date-value="2018-01-22" calcext:value-type="date">
            <text:p>2018-01-22</text:p>
          </table:table-cell>
          <table:table-cell office:value-type="date" office:date-value="2018-01-21" calcext:value-type="date">
            <text:p>2018-01-21</text:p>
          </table:table-cell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6370.5" calcext:value-type="currency">
            <text:p>$6,370.50</text:p>
          </table:table-cell>
          <table:table-cell/>
          <table:table-cell table:formula="of:=IF([.E68]=[.F68];[.G68]*[.D68]/([.D68]+1); [.D68]*[.G68])" office:value-type="float" office:value="4247" calcext:value-type="float">
            <text:p>4247</text:p>
          </table:table-cell>
        </table:table-row>
        <table:table-row table:style-name="ro1">
          <table:table-cell table:number-columns-repeated="2" office:value-type="date" office:date-value="2018-01-23" calcext:value-type="date">
            <text:p>2018-01-23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34860" calcext:value-type="currency">
            <text:p>$34,860.00</text:p>
          </table:table-cell>
          <table:table-cell/>
          <table:table-cell table:formula="of:=IF([.E69]=[.F69];[.G69]*[.D69]/([.D69]+1); [.D69]*[.G69])" office:value-type="float" office:value="17430" calcext:value-type="float">
            <text:p>17430</text:p>
          </table:table-cell>
        </table:table-row>
        <table:table-row table:style-name="ro1">
          <table:table-cell table:number-columns-repeated="2" office:value-type="date" office:date-value="2018-01-25" calcext:value-type="date">
            <text:p>2018-01-25</text:p>
          </table:table-cell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7691.5" calcext:value-type="currency">
            <text:p>$7,691.50</text:p>
          </table:table-cell>
          <table:table-cell/>
          <table:table-cell table:formula="of:=IF([.E70]=[.F70];[.G70]*[.D70]/([.D70]+1); [.D70]*[.G70])" office:value-type="float" office:value="46149" calcext:value-type="float">
            <text:p>46149</text:p>
          </table:table-cell>
        </table:table-row>
        <table:table-row table:style-name="ro1">
          <table:table-cell table:number-columns-repeated="2" office:value-type="date" office:date-value="2018-01-30" calcext:value-type="date">
            <text:p>2018-01-30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36903" calcext:value-type="currency">
            <text:p>$36,903.00</text:p>
          </table:table-cell>
          <table:table-cell/>
          <table:table-cell table:formula="of:=IF([.E71]=[.F71];[.G71]*[.D71]/([.D71]+1); [.D71]*[.G71])" office:value-type="float" office:value="18451.5" calcext:value-type="float">
            <text:p>18451.5</text:p>
          </table:table-cell>
        </table:table-row>
        <table:table-row table:style-name="ro1">
          <table:table-cell table:number-columns-repeated="2" office:value-type="date" office:date-value="2018-02-01" calcext:value-type="date">
            <text:p>2018-02-0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12758" calcext:value-type="currency">
            <text:p>$12,758.00</text:p>
          </table:table-cell>
          <table:table-cell/>
          <table:table-cell table:formula="of:=IF([.E72]=[.F72];[.G72]*[.D72]/([.D72]+1); [.D72]*[.G72])" office:value-type="float" office:value="9568.5" calcext:value-type="float">
            <text:p>9568.5</text:p>
          </table:table-cell>
        </table:table-row>
        <table:table-row table:style-name="ro1">
          <table:table-cell table:number-columns-repeated="2" office:value-type="date" office:date-value="2018-02-03" calcext:value-type="date">
            <text:p>2018-02-03</text:p>
          </table:table-cell>
          <table:table-cell office:value-type="float" office:value="981" calcext:value-type="float">
            <text:p>98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248.8" calcext:value-type="currency">
            <text:p>$248.80</text:p>
          </table:table-cell>
          <table:table-cell/>
          <table:table-cell table:formula="of:=IF([.E73]=[.F73];[.G73]*[.D73]/([.D73]+1); [.D73]*[.G73])" office:value-type="float" office:value="247.310179640719" calcext:value-type="float">
            <text:p>247.310179640719</text:p>
          </table:table-cell>
        </table:table-row>
        <table:table-row table:style-name="ro1">
          <table:table-cell table:number-columns-repeated="2" office:value-type="date" office:date-value="2018-02-06" calcext:value-type="date">
            <text:p>2018-02-06</text:p>
          </table:table-cell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7701.8" calcext:value-type="currency">
            <text:p>$7,701.80</text:p>
          </table:table-cell>
          <table:table-cell/>
          <table:table-cell table:formula="of:=IF([.E74]=[.F74];[.G74]*[.D74]/([.D74]+1); [.D74]*[.G74])" office:value-type="float" office:value="6161.44" calcext:value-type="float">
            <text:p>6161.44</text:p>
          </table:table-cell>
        </table:table-row>
        <table:table-row table:style-name="ro1">
          <table:table-cell table:number-columns-repeated="2" office:value-type="date" office:date-value="2018-02-08" calcext:value-type="date">
            <text:p>2018-02-08</text:p>
          </table:table-cell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5696.4" calcext:value-type="currency">
            <text:p>$5,696.40</text:p>
          </table:table-cell>
          <table:table-cell/>
          <table:table-cell table:formula="of:=IF([.E75]=[.F75];[.G75]*[.D75]/([.D75]+1); [.D75]*[.G75])" office:value-type="float" office:value="4747" calcext:value-type="float">
            <text:p>4747</text:p>
          </table:table-cell>
        </table:table-row>
        <table:table-row table:style-name="ro1">
          <table:table-cell table:number-columns-repeated="2" office:value-type="date" office:date-value="2018-02-09" calcext:value-type="date">
            <text:p>2018-02-09</text:p>
          </table:table-cell>
          <table:table-cell office:value-type="float" office:value="988" calcext:value-type="float">
            <text:p>98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548.3" calcext:value-type="currency">
            <text:p>$548.30</text:p>
          </table:table-cell>
          <table:table-cell/>
          <table:table-cell table:formula="of:=IF([.E76]=[.F76];[.G76]*[.D76]/([.D76]+1); [.D76]*[.G76])" office:value-type="float" office:value="536.634042553191" calcext:value-type="float">
            <text:p>536.634042553191</text:p>
          </table:table-cell>
        </table:table-row>
        <table:table-row table:style-name="ro1">
          <table:table-cell table:number-columns-repeated="2" office:value-type="date" office:date-value="2018-02-10" calcext:value-type="date">
            <text:p>2018-02-10</text:p>
          </table:table-cell>
          <table:table-cell office:value-type="float" office:value="990" calcext:value-type="float">
            <text:p>99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278.7" calcext:value-type="currency">
            <text:p>$1,278.70</text:p>
          </table:table-cell>
          <table:table-cell/>
          <table:table-cell table:formula="of:=IF([.E77]=[.F77];[.G77]*[.D77]/([.D77]+1); [.D77]*[.G77])" office:value-type="float" office:value="1233.03214285714" calcext:value-type="float">
            <text:p>1233.03214285714</text:p>
          </table:table-cell>
        </table:table-row>
        <table:table-row table:style-name="ro1">
          <table:table-cell table:number-columns-repeated="2" office:value-type="date" office:date-value="2018-02-11" calcext:value-type="date">
            <text:p>2018-02-11</text:p>
          </table:table-cell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4154.3" calcext:value-type="currency">
            <text:p>$4,154.30</text:p>
          </table:table-cell>
          <table:table-cell/>
          <table:table-cell table:formula="of:=IF([.E78]=[.F78];[.G78]*[.D78]/([.D78]+1); [.D78]*[.G78])" office:value-type="float" office:value="3323.44" calcext:value-type="float">
            <text:p>3323.44</text:p>
          </table:table-cell>
        </table:table-row>
        <table:table-row table:style-name="ro1">
          <table:table-cell table:number-columns-repeated="2" office:value-type="date" office:date-value="2018-02-13" calcext:value-type="date">
            <text:p>2018-02-13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32766" calcext:value-type="currency">
            <text:p>$32,766.00</text:p>
          </table:table-cell>
          <table:table-cell/>
          <table:table-cell table:formula="of:=IF([.E79]=[.F79];[.G79]*[.D79]/([.D79]+1); [.D79]*[.G79])" office:value-type="float" office:value="16383" calcext:value-type="float">
            <text:p>16383</text:p>
          </table:table-cell>
        </table:table-row>
        <table:table-row table:style-name="ro1">
          <table:table-cell table:number-columns-repeated="2" office:value-type="date" office:date-value="2018-02-15" calcext:value-type="date">
            <text:p>2018-02-15</text:p>
          </table:table-cell>
          <table:table-cell office:value-type="float" office:value="997" calcext:value-type="float">
            <text:p>99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1907.2" calcext:value-type="currency">
            <text:p>$1,907.20</text:p>
          </table:table-cell>
          <table:table-cell/>
          <table:table-cell table:formula="of:=IF([.E80]=[.F80];[.G80]*[.D80]/([.D80]+1); [.D80]*[.G80])" office:value-type="float" office:value="1811.84" calcext:value-type="float">
            <text:p>1811.84</text:p>
          </table:table-cell>
        </table:table-row>
        <table:table-row table:style-name="ro1">
          <table:table-cell office:value-type="date" office:date-value="2018-02-17" calcext:value-type="date">
            <text:p>2018-02-17</text:p>
          </table:table-cell>
          <table:table-cell office:value-type="date" office:date-value="2018-02-16" calcext:value-type="date">
            <text:p>2018-02-16</text:p>
          </table:table-cell>
          <table:table-cell office:value-type="float" office:value="998" calcext:value-type="float">
            <text:p>9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911" calcext:value-type="currency">
            <text:p>$911.00</text:p>
          </table:table-cell>
          <table:table-cell/>
          <table:table-cell table:formula="of:=IF([.E81]=[.F81];[.G81]*[.D81]/([.D81]+1); [.D81]*[.G81])" office:value-type="float" office:value="854.0625" calcext:value-type="float">
            <text:p>854.0625</text:p>
          </table:table-cell>
        </table:table-row>
        <table:table-row table:style-name="ro1">
          <table:table-cell table:number-columns-repeated="2" office:value-type="date" office:date-value="2018-02-17" calcext:value-type="date">
            <text:p>2018-02-17</text:p>
          </table:table-cell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218.8" calcext:value-type="currency">
            <text:p>$2,218.80</text:p>
          </table:table-cell>
          <table:table-cell/>
          <table:table-cell table:formula="of:=IF([.E82]=[.F82];[.G82]*[.D82]/([.D82]+1); [.D82]*[.G82])" office:value-type="float" office:value="2017.09090909091" calcext:value-type="float">
            <text:p>2017.09090909091</text:p>
          </table:table-cell>
        </table:table-row>
        <table:table-row table:style-name="ro1">
          <table:table-cell table:number-columns-repeated="2" office:value-type="date" office:date-value="2018-02-18" calcext:value-type="date">
            <text:p>2018-02-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26.1" calcext:value-type="currency">
            <text:p>$226.10</text:p>
          </table:table-cell>
          <table:table-cell/>
          <table:table-cell table:formula="of:=IF([.E83]=[.F83];[.G83]*[.D83]/([.D83]+1); [.D83]*[.G83])" office:value-type="float" office:value="220.716666666667" calcext:value-type="float">
            <text:p>220.716666666667</text:p>
          </table:table-cell>
        </table:table-row>
        <table:table-row table:style-name="ro1">
          <table:table-cell table:number-columns-repeated="2" office:value-type="date" office:date-value="2018-02-20" calcext:value-type="date">
            <text:p>2018-02-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207.3" calcext:value-type="currency">
            <text:p>$1,207.30</text:p>
          </table:table-cell>
          <table:table-cell/>
          <table:table-cell table:formula="of:=IF([.E84]=[.F84];[.G84]*[.D84]/([.D84]+1); [.D84]*[.G84])" office:value-type="float" office:value="1152.42272727273" calcext:value-type="float">
            <text:p>1152.42272727273</text:p>
          </table:table-cell>
        </table:table-row>
        <table:table-row table:style-name="ro1">
          <table:table-cell table:number-columns-repeated="2" office:value-type="date" office:date-value="2018-02-22" calcext:value-type="date">
            <text:p>2018-02-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9924" calcext:value-type="currency">
            <text:p>$9,924.00</text:p>
          </table:table-cell>
          <table:table-cell/>
          <table:table-cell table:formula="of:=IF([.E85]=[.F85];[.G85]*[.D85]/([.D85]+1); [.D85]*[.G85])" office:value-type="float" office:value="7443" calcext:value-type="float">
            <text:p>7443</text:p>
          </table:table-cell>
        </table:table-row>
        <table:table-row table:style-name="ro1">
          <table:table-cell office:value-type="date" office:date-value="2018-02-24" calcext:value-type="date">
            <text:p>2018-02-24</text:p>
          </table:table-cell>
          <table:table-cell office:value-type="date" office:date-value="2018-02-23" calcext:value-type="date">
            <text:p>2018-02-23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60.9" calcext:value-type="currency">
            <text:p>$60.90</text:p>
          </table:table-cell>
          <table:table-cell/>
          <table:table-cell table:formula="of:=IF([.E86]=[.F86];[.G86]*[.D86]/([.D86]+1); [.D86]*[.G86])" office:value-type="float" office:value="60.6193548387097" calcext:value-type="float">
            <text:p>60.6193548387097</text:p>
          </table:table-cell>
        </table:table-row>
        <table:table-row table:style-name="ro1">
          <table:table-cell table:number-columns-repeated="2" office:value-type="date" office:date-value="2018-02-24" calcext:value-type="date">
            <text:p>2018-02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4481.1" calcext:value-type="currency">
            <text:p>$4,481.10</text:p>
          </table:table-cell>
          <table:table-cell/>
          <table:table-cell table:formula="of:=IF([.E87]=[.F87];[.G87]*[.D87]/([.D87]+1); [.D87]*[.G87])" office:value-type="float" office:value="3920.9625" calcext:value-type="float">
            <text:p>3920.9625</text:p>
          </table:table-cell>
        </table:table-row>
        <table:table-row table:style-name="ro1">
          <table:table-cell office:value-type="date" office:date-value="2018-02-26" calcext:value-type="date">
            <text:p>2018-02-26</text:p>
          </table:table-cell>
          <table:table-cell office:value-type="date" office:date-value="2018-02-25" calcext:value-type="date">
            <text:p>2018-02-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113.8" calcext:value-type="currency">
            <text:p>$1,113.80</text:p>
          </table:table-cell>
          <table:table-cell/>
          <table:table-cell table:formula="of:=IF([.E88]=[.F88];[.G88]*[.D88]/([.D88]+1); [.D88]*[.G88])" office:value-type="float" office:value="1020.98333333333" calcext:value-type="float">
            <text:p>1020.98333333333</text:p>
          </table:table-cell>
        </table:table-row>
        <table:table-row table:style-name="ro1">
          <table:table-cell table:number-columns-repeated="2" office:value-type="date" office:date-value="2018-02-27" calcext:value-type="date">
            <text:p>2018-02-2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286.3" calcext:value-type="currency">
            <text:p>$1,286.30</text:p>
          </table:table-cell>
          <table:table-cell/>
          <table:table-cell table:formula="of:=IF([.E89]=[.F89];[.G89]*[.D89]/([.D89]+1); [.D89]*[.G89])" office:value-type="float" office:value="1234.848" calcext:value-type="float">
            <text:p>1234.848</text:p>
          </table:table-cell>
        </table:table-row>
        <table:table-row table:style-name="ro1">
          <table:table-cell table:number-columns-repeated="2" office:value-type="date" office:date-value="2018-03-01" calcext:value-type="date">
            <text:p>2018-03-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594.7" calcext:value-type="currency">
            <text:p>$1,594.70</text:p>
          </table:table-cell>
          <table:table-cell/>
          <table:table-cell table:formula="of:=IF([.E90]=[.F90];[.G90]*[.D90]/([.D90]+1); [.D90]*[.G90])" office:value-type="float" office:value="1500.89411764706" calcext:value-type="float">
            <text:p>1500.89411764706</text:p>
          </table:table-cell>
        </table:table-row>
        <table:table-row table:style-name="ro1">
          <table:table-cell table:number-columns-repeated="2" office:value-type="date" office:date-value="2018-03-02" calcext:value-type="date">
            <text:p>2018-03-0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4919" calcext:value-type="currency">
            <text:p>$4,919.00</text:p>
          </table:table-cell>
          <table:table-cell/>
          <table:table-cell table:formula="of:=IF([.E91]=[.F91];[.G91]*[.D91]/([.D91]+1); [.D91]*[.G91])" office:value-type="float" office:value="4216.28571428572" calcext:value-type="float">
            <text:p>4216.28571428572</text:p>
          </table:table-cell>
        </table:table-row>
        <table:table-row table:style-name="ro1">
          <table:table-cell table:number-columns-repeated="2" office:value-type="date" office:date-value="2018-03-03" calcext:value-type="date">
            <text:p>2018-03-0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508.6" calcext:value-type="currency">
            <text:p>$508.60</text:p>
          </table:table-cell>
          <table:table-cell/>
          <table:table-cell table:formula="of:=IF([.E92]=[.F92];[.G92]*[.D92]/([.D92]+1); [.D92]*[.G92])" office:value-type="float" office:value="490.435714285714" calcext:value-type="float">
            <text:p>490.435714285714</text:p>
          </table:table-cell>
        </table:table-row>
        <table:table-row table:style-name="ro1">
          <table:table-cell table:number-columns-repeated="2" office:value-type="date" office:date-value="2018-03-04" calcext:value-type="date">
            <text:p>2018-03-04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107.3" calcext:value-type="currency">
            <text:p>$107.30</text:p>
          </table:table-cell>
          <table:table-cell/>
          <table:table-cell table:formula="of:=IF([.E93]=[.F93];[.G93]*[.D93]/([.D93]+1); [.D93]*[.G93])" office:value-type="float" office:value="106.522463768116" calcext:value-type="float">
            <text:p>106.522463768116</text:p>
          </table:table-cell>
        </table:table-row>
        <table:table-row table:style-name="ro1">
          <table:table-cell table:number-columns-repeated="2" office:value-type="date" office:date-value="2018-03-06" calcext:value-type="date">
            <text:p>2018-03-06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40.9" calcext:value-type="currency">
            <text:p>$140.90</text:p>
          </table:table-cell>
          <table:table-cell/>
          <table:table-cell table:formula="of:=IF([.E94]=[.F94];[.G94]*[.D94]/([.D94]+1); [.D94]*[.G94])" office:value-type="float" office:value="140.173711340206" calcext:value-type="float">
            <text:p>140.173711340206</text:p>
          </table:table-cell>
        </table:table-row>
        <table:table-row table:style-name="ro1">
          <table:table-cell table:number-columns-repeated="2" office:value-type="date" office:date-value="2018-03-08" calcext:value-type="date">
            <text:p>2018-03-0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775.2" calcext:value-type="currency">
            <text:p>$775.20</text:p>
          </table:table-cell>
          <table:table-cell/>
          <table:table-cell table:formula="of:=IF([.E95]=[.F95];[.G95]*[.D95]/([.D95]+1); [.D95]*[.G95])" office:value-type="float" office:value="760.844444444445" calcext:value-type="float">
            <text:p>760.844444444445</text:p>
          </table:table-cell>
        </table:table-row>
        <table:table-row table:style-name="ro1">
          <table:table-cell office:value-type="date" office:date-value="2018-03-10" calcext:value-type="date">
            <text:p>2018-03-10</text:p>
          </table:table-cell>
          <table:table-cell office:value-type="date" office:date-value="2018-03-09" calcext:value-type="date">
            <text:p>2018-03-09</text:p>
          </table:table-cell>
          <table:table-cell office:value-type="float" office:value="24" calcext:value-type="float">
            <text:p>2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41.5" calcext:value-type="currency">
            <text:p>$41.50</text:p>
          </table:table-cell>
          <table:table-cell/>
          <table:table-cell table:formula="of:=IF([.E96]=[.F96];[.G96]*[.D96]/([.D96]+1); [.D96]*[.G96])" office:value-type="float" office:value="41.3661290322581" calcext:value-type="float">
            <text:p>41.3661290322581</text:p>
          </table:table-cell>
        </table:table-row>
        <table:table-row table:style-name="ro1">
          <table:table-cell table:number-columns-repeated="2" office:value-type="date" office:date-value="2018-03-10" calcext:value-type="date">
            <text:p>2018-03-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603.3" calcext:value-type="currency">
            <text:p>$603.30</text:p>
          </table:table-cell>
          <table:table-cell/>
          <table:table-cell table:formula="of:=IF([.E97]=[.F97];[.G97]*[.D97]/([.D97]+1); [.D97]*[.G97])" office:value-type="float" office:value="575.877272727273" calcext:value-type="float">
            <text:p>575.877272727273</text:p>
          </table:table-cell>
        </table:table-row>
        <table:table-row table:style-name="ro1">
          <table:table-cell table:number-columns-repeated="2" office:value-type="date" office:date-value="2018-03-13" calcext:value-type="date">
            <text:p>2018-03-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550.5" calcext:value-type="currency">
            <text:p>$2,550.50</text:p>
          </table:table-cell>
          <table:table-cell/>
          <table:table-cell table:formula="of:=IF([.E98]=[.F98];[.G98]*[.D98]/([.D98]+1); [.D98]*[.G98])" office:value-type="float" office:value="2186.14285714286" calcext:value-type="float">
            <text:p>2186.14285714286</text:p>
          </table:table-cell>
        </table:table-row>
        <table:table-row table:style-name="ro1">
          <table:table-cell table:number-columns-repeated="2" office:value-type="date" office:date-value="2018-03-15" calcext:value-type="date">
            <text:p>2018-03-15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92.2" calcext:value-type="currency">
            <text:p>$192.20</text:p>
          </table:table-cell>
          <table:table-cell/>
          <table:table-cell table:formula="of:=IF([.E99]=[.F99];[.G99]*[.D99]/([.D99]+1); [.D99]*[.G99])" office:value-type="float" office:value="190.765671641791" calcext:value-type="float">
            <text:p>190.765671641791</text:p>
          </table:table-cell>
        </table:table-row>
        <table:table-row table:style-name="ro1">
          <table:table-cell office:value-type="date" office:date-value="2018-03-17" calcext:value-type="date">
            <text:p>2018-03-17</text:p>
          </table:table-cell>
          <table:table-cell office:value-type="date" office:date-value="2018-03-16" calcext:value-type="date">
            <text:p>2018-03-1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2376" calcext:value-type="currency">
            <text:p>$2,376.00</text:p>
          </table:table-cell>
          <table:table-cell/>
          <table:table-cell table:formula="of:=IF([.E100]=[.F100];[.G100]*[.D100]/([.D100]+1); [.D100]*[.G100])" office:value-type="float" office:value="2079" calcext:value-type="float">
            <text:p>2079</text:p>
          </table:table-cell>
        </table:table-row>
        <table:table-row table:style-name="ro1">
          <table:table-cell table:number-columns-repeated="2" office:value-type="date" office:date-value="2018-03-17" calcext:value-type="date">
            <text:p>2018-03-17</text:p>
          </table:table-cell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57.8" calcext:value-type="currency">
            <text:p>$57.80</text:p>
          </table:table-cell>
          <table:table-cell/>
          <table:table-cell table:formula="of:=IF([.E101]=[.F101];[.G101]*[.D101]/([.D101]+1); [.D101]*[.G101])" office:value-type="float" office:value="57.5890510948905" calcext:value-type="float">
            <text:p>57.5890510948905</text:p>
          </table:table-cell>
        </table:table-row>
        <table:table-row table:style-name="ro1">
          <table:table-cell table:number-columns-repeated="2" office:value-type="date" office:date-value="2018-03-18" calcext:value-type="date">
            <text:p>2018-03-18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40.4" calcext:value-type="currency">
            <text:p>$140.40</text:p>
          </table:table-cell>
          <table:table-cell/>
          <table:table-cell table:formula="of:=IF([.E102]=[.F102];[.G102]*[.D102]/([.D102]+1); [.D102]*[.G102])" office:value-type="float" office:value="138.981818181818" calcext:value-type="float">
            <text:p>138.981818181818</text:p>
          </table:table-cell>
        </table:table-row>
        <table:table-row table:style-name="ro1">
          <table:table-cell table:number-columns-repeated="2" office:value-type="date" office:date-value="2018-03-20" calcext:value-type="date">
            <text:p>2018-03-2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currency" office:currency="CAD" office:value="2316" calcext:value-type="currency">
            <text:p>$2,316.00</text:p>
          </table:table-cell>
          <table:table-cell/>
          <table:table-cell table:formula="of:=IF([.E103]=[.F103];[.G103]*[.D103]/([.D103]+1); [.D103]*[.G103])" office:value-type="float" office:value="2161.6" calcext:value-type="float">
            <text:p>2161.6</text:p>
          </table:table-cell>
        </table:table-row>
        <table:table-row table:style-name="ro1">
          <table:table-cell table:number-columns-repeated="2" office:value-type="date" office:date-value="2018-03-22" calcext:value-type="date">
            <text:p>2018-03-22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1265.5" calcext:value-type="currency">
            <text:p>$1,265.50</text:p>
          </table:table-cell>
          <table:table-cell/>
          <table:table-cell table:formula="of:=IF([.E104]=[.F104];[.G104]*[.D104]/([.D104]+1); [.D104]*[.G104])" office:value-type="float" office:value="1210.47826086957" calcext:value-type="float">
            <text:p>1210.47826086957</text:p>
          </table:table-cell>
        </table:table-row>
        <table:table-row table:style-name="ro1">
          <table:table-cell office:value-type="date" office:date-value="2018-03-24" calcext:value-type="date">
            <text:p>2018-03-24</text:p>
          </table:table-cell>
          <table:table-cell office:value-type="date" office:date-value="2018-03-23" calcext:value-type="date">
            <text:p>2018-03-2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207.6" calcext:value-type="currency">
            <text:p>$207.60</text:p>
          </table:table-cell>
          <table:table-cell/>
          <table:table-cell table:formula="of:=IF([.E105]=[.F105];[.G105]*[.D105]/([.D105]+1); [.D105]*[.G105])" office:value-type="float" office:value="203.363265306122" calcext:value-type="float">
            <text:p>203.363265306122</text:p>
          </table:table-cell>
        </table:table-row>
        <table:table-row table:style-name="ro1">
          <table:table-cell table:number-columns-repeated="2" office:value-type="date" office:date-value="2018-03-24" calcext:value-type="date">
            <text:p>2018-03-2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2670.3" calcext:value-type="currency">
            <text:p>$2,670.30</text:p>
          </table:table-cell>
          <table:table-cell/>
          <table:table-cell table:formula="of:=IF([.E106]=[.F106];[.G106]*[.D106]/([.D106]+1); [.D106]*[.G106])" office:value-type="float" office:value="2464.89230769231" calcext:value-type="float">
            <text:p>2464.89230769231</text:p>
          </table:table-cell>
        </table:table-row>
        <table:table-row table:style-name="ro1">
          <table:table-cell table:number-columns-repeated="2" office:value-type="date" office:date-value="2018-03-26" calcext:value-type="date">
            <text:p>2018-03-2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800.9" calcext:value-type="currency">
            <text:p>$1,800.90</text:p>
          </table:table-cell>
          <table:table-cell/>
          <table:table-cell table:formula="of:=IF([.E107]=[.F107];[.G107]*[.D107]/([.D107]+1); [.D107]*[.G107])" office:value-type="float" office:value="1672.26428571429" calcext:value-type="float">
            <text:p>1672.26428571429</text:p>
          </table:table-cell>
        </table:table-row>
        <table:table-row table:style-name="ro1">
          <table:table-cell table:number-columns-repeated="2" office:value-type="date" office:date-value="2018-03-27" calcext:value-type="date">
            <text:p>2018-03-2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5721" calcext:value-type="currency">
            <text:p>$5,721.00</text:p>
          </table:table-cell>
          <table:table-cell/>
          <table:table-cell table:formula="of:=IF([.E108]=[.F108];[.G108]*[.D108]/([.D108]+1); [.D108]*[.G108])" office:value-type="float" office:value="4576.8" calcext:value-type="float">
            <text:p>4576.8</text:p>
          </table:table-cell>
        </table:table-row>
        <table:table-row table:style-name="ro1">
          <table:table-cell table:number-columns-repeated="2" office:value-type="date" office:date-value="2018-03-29" calcext:value-type="date">
            <text:p>2018-03-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7521.8" calcext:value-type="currency">
            <text:p>$7,521.80</text:p>
          </table:table-cell>
          <table:table-cell/>
          <table:table-cell table:formula="of:=IF([.E109]=[.F109];[.G109]*[.D109]/([.D109]+1); [.D109]*[.G109])" office:value-type="float" office:value="6017.44" calcext:value-type="float">
            <text:p>6017.44</text:p>
          </table:table-cell>
        </table:table-row>
        <table:table-row table:style-name="ro1">
          <table:table-cell office:value-type="date" office:date-value="2018-03-31" calcext:value-type="date">
            <text:p>2018-03-31</text:p>
          </table:table-cell>
          <table:table-cell office:value-type="date" office:date-value="2018-03-30" calcext:value-type="date">
            <text:p>2018-03-3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1683.6" calcext:value-type="currency">
            <text:p>$1,683.60</text:p>
          </table:table-cell>
          <table:table-cell/>
          <table:table-cell table:formula="of:=IF([.E110]=[.F110];[.G110]*[.D110]/([.D110]+1); [.D110]*[.G110])" office:value-type="float" office:value="1530.54545454545" calcext:value-type="float">
            <text:p>1530.54545454545</text:p>
          </table:table-cell>
        </table:table-row>
        <table:table-row table:style-name="ro1">
          <table:table-cell table:number-columns-repeated="2" office:value-type="date" office:date-value="2018-03-31" calcext:value-type="date">
            <text:p>2018-03-3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29187" calcext:value-type="currency">
            <text:p>$29,187.00</text:p>
          </table:table-cell>
          <table:table-cell/>
          <table:table-cell table:formula="of:=IF([.E111]=[.F111];[.G111]*[.D111]/([.D111]+1); [.D111]*[.G111])" office:value-type="float" office:value="14593.5" calcext:value-type="float">
            <text:p>14593.5</text:p>
          </table:table-cell>
        </table:table-row>
        <table:table-row table:style-name="ro1">
          <table:table-cell office:value-type="date" office:date-value="2018-04-02" calcext:value-type="date">
            <text:p>2018-04-02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currency" office:currency="CAD" office:value="302.4" calcext:value-type="currency">
            <text:p>$302.40</text:p>
          </table:table-cell>
          <table:table-cell/>
          <table:table-cell table:formula="of:=IF([.E112]=[.F112];[.G112]*[.D112]/([.D112]+1); [.D112]*[.G112])" office:value-type="float" office:value="294.442105263158" calcext:value-type="float">
            <text:p>294.442105263158</text:p>
          </table:table-cell>
        </table:table-row>
        <table:table-row table:style-name="ro1">
          <table:table-cell table:number-columns-repeated="2" office:value-type="date" office:date-value="2018-04-03" calcext:value-type="date">
            <text:p>2018-04-0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currency" office:currency="CAD" office:value="3768.5" calcext:value-type="currency">
            <text:p>$3,768.50</text:p>
          </table:table-cell>
          <table:table-cell/>
          <table:table-cell table:formula="of:=IF([.E113]=[.F113];[.G113]*[.D113]/([.D113]+1); [.D113]*[.G113])" office:value-type="float" office:value="3230.14285714286" calcext:value-type="float">
            <text:p>3230.14285714286</text:p>
          </table:table-cell>
        </table:table-row>
        <table:table-row table:style-name="ro1">
          <table:table-cell table:number-columns-repeated="2" office:value-type="date" office:date-value="2018-04-05" calcext:value-type="date">
            <text:p>2018-04-0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currency" office:currency="CAD" office:value="3299.2" calcext:value-type="currency">
            <text:p>$3,299.20</text:p>
          </table:table-cell>
          <table:table-cell/>
          <table:table-cell table:formula="of:=IF([.E114]=[.F114];[.G114]*[.D114]/([.D114]+1); [.D114]*[.G114])" office:value-type="float" office:value="3024.26666666667" calcext:value-type="float">
            <text:p>3024.26666666667</text:p>
          </table:table-cell>
        </table:table-row>
        <table:table-row table:style-name="ro1">
          <table:table-cell table:number-columns-repeated="2" office:value-type="date" office:date-value="2018-04-07" calcext:value-type="date">
            <text:p>2018-04-0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currency" office:currency="CAD" office:value="20761.5" calcext:value-type="currency">
            <text:p>$20,761.50</text:p>
          </table:table-cell>
          <table:table-cell/>
          <table:table-cell table:formula="of:=IF([.E115]=[.F115];[.G115]*[.D115]/([.D115]+1); [.D115]*[.G115])" office:value-type="float" office:value="13841" calcext:value-type="float">
            <text:p>13841</text:p>
          </table:table-cell>
        </table:table-row>
        <table:table-row table:style-name="ro1">
          <table:table-cell office:value-type="date" office:date-value="2018-04-12" calcext:value-type="date">
            <text:p>2018-04-12</text:p>
          </table:table-cell>
          <table:table-cell office:value-type="date" office:date-value="2018-04-11" calcext:value-type="date">
            <text:p>2018-04-11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66.3" calcext:value-type="currency">
            <text:p>$166.30</text:p>
          </table:table-cell>
          <table:table-cell/>
          <table:table-cell table:formula="of:=IF([.E116]=[.F116];[.G116]*[.D116]/([.D116]+1); [.D116]*[.G116])" office:value-type="float" office:value="164.9696" calcext:value-type="float">
            <text:p>164.9696</text:p>
          </table:table-cell>
        </table:table-row>
        <table:table-row table:style-name="ro1">
          <table:table-cell office:value-type="date" office:date-value="2018-04-13" calcext:value-type="date">
            <text:p>2018-04-13</text:p>
          </table:table-cell>
          <table:table-cell office:value-type="date" office:date-value="2018-04-12" calcext:value-type="date">
            <text:p>2018-04-1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1546.5" calcext:value-type="currency">
            <text:p>$1,546.50</text:p>
          </table:table-cell>
          <table:table-cell/>
          <table:table-cell table:formula="of:=IF([.E117]=[.F117];[.G117]*[.D117]/([.D117]+1); [.D117]*[.G117])" office:value-type="float" office:value="1325.57142857143" calcext:value-type="float">
            <text:p>1325.57142857143</text:p>
          </table:table-cell>
        </table:table-row>
        <table:table-row table:style-name="ro1">
          <table:table-cell office:value-type="date" office:date-value="2018-04-14" calcext:value-type="date">
            <text:p>2018-04-14</text:p>
          </table:table-cell>
          <table:table-cell office:value-type="date" office:date-value="2018-04-13" calcext:value-type="date">
            <text:p>2018-04-1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398.1" calcext:value-type="currency">
            <text:p>$398.10</text:p>
          </table:table-cell>
          <table:table-cell/>
          <table:table-cell table:formula="of:=IF([.E118]=[.F118];[.G118]*[.D118]/([.D118]+1); [.D118]*[.G118])" office:value-type="float" office:value="382.176" calcext:value-type="float">
            <text:p>382.176</text:p>
          </table:table-cell>
        </table:table-row>
        <table:table-row table:style-name="ro1">
          <table:table-cell office:value-type="date" office:date-value="2018-04-15" calcext:value-type="date">
            <text:p>2018-04-15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715.5" calcext:value-type="currency">
            <text:p>$715.50</text:p>
          </table:table-cell>
          <table:table-cell/>
          <table:table-cell table:formula="of:=IF([.E119]=[.F119];[.G119]*[.D119]/([.D119]+1); [.D119]*[.G119])" office:value-type="float" office:value="650.454545454546" calcext:value-type="float">
            <text:p>650.454545454546</text:p>
          </table:table-cell>
        </table:table-row>
        <table:table-row table:style-name="ro1">
          <table:table-cell office:value-type="date" office:date-value="2018-04-16" calcext:value-type="date">
            <text:p>2018-04-16</text:p>
          </table:table-cell>
          <table:table-cell office:value-type="date" office:date-value="2018-04-15" calcext:value-type="date">
            <text:p>2018-04-1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currency" office:currency="CAD" office:value="7800" calcext:value-type="currency">
            <text:p>$7,800.00</text:p>
          </table:table-cell>
          <table:table-cell/>
          <table:table-cell table:formula="of:=IF([.E120]=[.F120];[.G120]*[.D120]/([.D120]+1); [.D120]*[.G120])" office:value-type="float" office:value="3900" calcext:value-type="float">
            <text:p>3900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date" office:date-value="2018-04-16" calcext:value-type="date">
            <text:p>2018-04-16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451.3" calcext:value-type="currency">
            <text:p>$451.30</text:p>
          </table:table-cell>
          <table:table-cell/>
          <table:table-cell table:formula="of:=IF([.E121]=[.F121];[.G121]*[.D121]/([.D121]+1); [.D121]*[.G121])" office:value-type="float" office:value="427.547368421053" calcext:value-type="float">
            <text:p>427.547368421053</text:p>
          </table:table-cell>
        </table:table-row>
        <table:table-row table:style-name="ro1">
          <table:table-cell office:value-type="date" office:date-value="2018-04-18" calcext:value-type="date">
            <text:p>2018-04-18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currency" office:currency="CAD" office:value="67.2" calcext:value-type="currency">
            <text:p>$67.20</text:p>
          </table:table-cell>
          <table:table-cell/>
          <table:table-cell table:formula="of:=IF([.E122]=[.F122];[.G122]*[.D122]/([.D122]+1); [.D122]*[.G122])" office:value-type="float" office:value="66.7333333333333" calcext:value-type="float">
            <text:p>66.7333333333333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style-name="Default" table:formula="of:=SUM([.I2:.I122])" office:value-type="float" office:value="536375.712886175" calcext:value-type="float">
            <text:p>536375.712886175</text:p>
          </table:table-cell>
        </table:table-row>
        <table:table-row table:style-name="ro1" table:number-rows-repeated="113"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</table:table>
      <table:table table:name="Card Results" table:style-name="ta1">
        <table:table-column table:style-name="co1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1" table:number-columns-repeated="1020" table:default-cell-style-name="ce15"/>
        <table:table-row table:style-name="ro1">
          <table:table-cell table:style-name="ce13" office:value-type="string" calcext:value-type="string">
            <text:p>card</text:p>
          </table:table-cell>
          <table:table-cell table:style-name="ce18" office:value-type="string" calcext:value-type="string">
            <text:p>game_number</text:p>
          </table:table-cell>
          <table:table-cell table:style-name="ce18" office:value-type="string" calcext:value-type="string">
            <text:p>visitor</text:p>
          </table:table-cell>
          <table:table-cell table:style-name="ce18" office:value-type="string" calcext:value-type="string">
            <text:p>visitor_score</text:p>
          </table:table-cell>
          <table:table-cell table:style-name="ce23" office:value-type="string" calcext:value-type="string">
            <text:p>at</text:p>
          </table:table-cell>
          <table:table-cell table:style-name="ce18" office:value-type="string" calcext:value-type="string">
            <text:p>home</text:p>
          </table:table-cell>
          <table:table-cell table:style-name="ce18" office:value-type="string" calcext:value-type="string">
            <text:p>home_score</text:p>
          </table:table-cell>
          <table:table-cell table:style-name="ce18" office:value-type="string" calcext:value-type="string">
            <text:p>result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2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3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4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5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6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7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8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9]; [$Cards.$C$2:.$C$122]; 0))" office:value-type="date" office:date-value="2017-04-17" calcext:value-type="date">
            <text:p>2017-04-17</text:p>
          </table:table-cell>
          <table:table-cell table:style-name="ce29" table:formula="of:=INDEX([Cards.$B$2:.$B$122]; MATCH([.A9]; [$Cards.$C$2:.$C$122]; 0))" office:value-type="date" office:date-value="2017-04-16" calcext:value-type="date">
            <text:p>2017-04-16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0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1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1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2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2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3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3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4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5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]; [$Cards.$C$2:.$C$122]; 0))" office:value-type="date" office:date-value="2017-04-18" calcext:value-type="date">
            <text:p>2017-04-18</text:p>
          </table:table-cell>
          <table:table-cell table:style-name="ce29" table:formula="of:=INDEX([Cards.$B$2:.$B$122]; MATCH([.A16]; [$Cards.$C$2:.$C$122]; 0))" office:value-type="date" office:date-value="2017-04-17" calcext:value-type="date">
            <text:p>2017-04-17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7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17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18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19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0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20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21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22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]; [$Cards.$C$2:.$C$122]; 0))" office:value-type="date" office:date-value="2017-04-19" calcext:value-type="date">
            <text:p>2017-04-19</text:p>
          </table:table-cell>
          <table:table-cell table:style-name="ce29" table:formula="of:=INDEX([Cards.$B$2:.$B$122]; MATCH([.A23]; [$Cards.$C$2:.$C$122]; 0))" office:value-type="date" office:date-value="2017-04-18" calcext:value-type="date">
            <text:p>2017-04-18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4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4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5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6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6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7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8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29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30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]; [$Cards.$C$2:.$C$122]; 0))" office:value-type="date" office:date-value="2017-04-20" calcext:value-type="date">
            <text:p>2017-04-20</text:p>
          </table:table-cell>
          <table:table-cell table:style-name="ce29" table:formula="of:=INDEX([Cards.$B$2:.$B$122]; MATCH([.A31]; [$Cards.$C$2:.$C$122]; 0))" office:value-type="date" office:date-value="2017-04-19" calcext:value-type="date">
            <text:p>2017-04-19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2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3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4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5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6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7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7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8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9]; [$Cards.$C$2:.$C$122]; 0))" office:value-type="date" office:date-value="2017-04-29" calcext:value-type="date">
            <text:p>2017-04-29</text:p>
          </table:table-cell>
          <table:table-cell table:style-name="ce29" table:formula="of:=INDEX([Cards.$B$2:.$B$122]; MATCH([.A39]; [$Cards.$C$2:.$C$122]; 0))" office:value-type="date" office:date-value="2017-04-26" calcext:value-type="date">
            <text:p>2017-04-26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0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1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1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2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3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4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5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5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6]; [$Cards.$C$2:.$C$122]; 0))" office:value-type="date" office:date-value="2017-05-01" calcext:value-type="date">
            <text:p>2017-05-01</text:p>
          </table:table-cell>
          <table:table-cell table:style-name="ce29" table:formula="of:=INDEX([Cards.$B$2:.$B$122]; MATCH([.A46]; [$Cards.$C$2:.$C$122]; 0))" office:value-type="date" office:date-value="2017-04-28" calcext:value-type="date">
            <text:p>2017-04-28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47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8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48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9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49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50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51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0" calcext:value-type="float">
            <text:p>10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52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53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]; [$Cards.$C$2:.$C$122]; 0))" office:value-type="date" office:date-value="2017-10-05" calcext:value-type="date">
            <text:p>2017-10-05</text:p>
          </table:table-cell>
          <table:table-cell table:style-name="ce29" table:formula="of:=INDEX([Cards.$B$2:.$B$122]; MATCH([.A54]; [$Cards.$C$2:.$C$122]; 0))" office:value-type="date" office:date-value="2017-10-05" calcext:value-type="date">
            <text:p>2017-10-05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5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55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56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7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57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58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9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59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0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1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2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3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3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4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5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6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7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]; [$Cards.$C$2:.$C$122]; 0))" office:value-type="date" office:date-value="2017-10-07" calcext:value-type="date">
            <text:p>2017-10-07</text:p>
          </table:table-cell>
          <table:table-cell table:style-name="ce29" table:formula="of:=INDEX([Cards.$B$2:.$B$122]; MATCH([.A68]; [$Cards.$C$2:.$C$122]; 0))" office:value-type="date" office:date-value="2017-10-07" calcext:value-type="date">
            <text:p>2017-10-07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9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69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0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0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1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2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3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4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5]; [$Cards.$C$2:.$C$122]; 0))" office:value-type="date" office:date-value="2017-10-09" calcext:value-type="date">
            <text:p>2017-10-09</text:p>
          </table:table-cell>
          <table:table-cell table:style-name="ce29" table:formula="of:=INDEX([Cards.$B$2:.$B$122]; MATCH([.A75]; [$Cards.$C$2:.$C$122]; 0))" office:value-type="date" office:date-value="2017-10-09" calcext:value-type="date">
            <text:p>2017-10-09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76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77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78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79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80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1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81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]; [$Cards.$C$2:.$C$122]; 0))" office:value-type="date" office:date-value="2017-10-10" calcext:value-type="date">
            <text:p>2017-10-10</text:p>
          </table:table-cell>
          <table:table-cell table:style-name="ce29" table:formula="of:=INDEX([Cards.$B$2:.$B$122]; MATCH([.A82]; [$Cards.$C$2:.$C$122]; 0))" office:value-type="date" office:date-value="2017-10-10" calcext:value-type="date">
            <text:p>2017-10-10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3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4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5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5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6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6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7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7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8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8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9]; [$Cards.$C$2:.$C$122]; 0))" office:value-type="date" office:date-value="2017-10-12" calcext:value-type="date">
            <text:p>2017-10-12</text:p>
          </table:table-cell>
          <table:table-cell table:style-name="ce29" table:formula="of:=INDEX([Cards.$B$2:.$B$122]; MATCH([.A89]; [$Cards.$C$2:.$C$122]; 0))" office:value-type="date" office:date-value="2017-10-12" calcext:value-type="date">
            <text:p>2017-10-12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0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0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91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1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2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2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93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3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4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4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5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5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6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6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97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7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98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8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99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99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0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100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1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101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02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102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3]; [$Cards.$C$2:.$C$122]; 0))" office:value-type="date" office:date-value="2017-10-14" calcext:value-type="date">
            <text:p>2017-10-14</text:p>
          </table:table-cell>
          <table:table-cell table:style-name="ce29" table:formula="of:=INDEX([Cards.$B$2:.$B$122]; MATCH([.A103]; [$Cards.$C$2:.$C$122]; 0))" office:value-type="date" office:date-value="2017-10-14" calcext:value-type="date">
            <text:p>2017-10-14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4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4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05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5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6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6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07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7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08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8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09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09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0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10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11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11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2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12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13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13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14]; [$Cards.$C$2:.$C$122]; 0))" office:value-type="date" office:date-value="2017-10-17" calcext:value-type="date">
            <text:p>2017-10-17</text:p>
          </table:table-cell>
          <table:table-cell table:style-name="ce29" table:formula="of:=INDEX([Cards.$B$2:.$B$122]; MATCH([.A114]; [$Cards.$C$2:.$C$122]; 0))" office:value-type="date" office:date-value="2017-10-17" calcext:value-type="date">
            <text:p>2017-10-17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15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15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6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16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7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17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8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18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19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19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0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20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1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21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2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22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3]; [$Cards.$C$2:.$C$122]; 0))" office:value-type="date" office:date-value="2017-10-19" calcext:value-type="date">
            <text:p>2017-10-19</text:p>
          </table:table-cell>
          <table:table-cell table:style-name="ce29" table:formula="of:=INDEX([Cards.$B$2:.$B$122]; MATCH([.A123]; [$Cards.$C$2:.$C$122]; 0))" office:value-type="date" office:date-value="2017-10-19" calcext:value-type="date">
            <text:p>2017-10-19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4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4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5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5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6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6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27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7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28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8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29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29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0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0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1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1]; [$Cards.$C$2:.$C$122]; 0))" office:value-type="date" office:date-value="2017-10-20" calcext:value-type="date">
            <text:p>2017-10-20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32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2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3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3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4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4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5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5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36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6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37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7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38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8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39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39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40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40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1]; [$Cards.$C$2:.$C$122]; 0))" office:value-type="date" office:date-value="2017-10-21" calcext:value-type="date">
            <text:p>2017-10-21</text:p>
          </table:table-cell>
          <table:table-cell table:style-name="ce29" table:formula="of:=INDEX([Cards.$B$2:.$B$122]; MATCH([.A141]; [$Cards.$C$2:.$C$122]; 0))" office:value-type="date" office:date-value="2017-10-21" calcext:value-type="date">
            <text:p>2017-10-21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2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2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43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3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4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4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45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5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6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6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47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7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48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8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49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49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50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50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1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51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2]; [$Cards.$C$2:.$C$122]; 0))" office:value-type="date" office:date-value="2017-10-24" calcext:value-type="date">
            <text:p>2017-10-24</text:p>
          </table:table-cell>
          <table:table-cell table:style-name="ce29" table:formula="of:=INDEX([Cards.$B$2:.$B$122]; MATCH([.A152]; [$Cards.$C$2:.$C$122]; 0))" office:value-type="date" office:date-value="2017-10-24" calcext:value-type="date">
            <text:p>2017-10-24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3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3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54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4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5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5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6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6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57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7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8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8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59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59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0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60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1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61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2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62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3]; [$Cards.$C$2:.$C$122]; 0))" office:value-type="date" office:date-value="2017-10-26" calcext:value-type="date">
            <text:p>2017-10-26</text:p>
          </table:table-cell>
          <table:table-cell table:style-name="ce29" table:formula="of:=INDEX([Cards.$B$2:.$B$122]; MATCH([.A163]; [$Cards.$C$2:.$C$122]; 0))" office:value-type="date" office:date-value="2017-10-26" calcext:value-type="date">
            <text:p>2017-10-26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4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4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5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5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66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6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67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7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68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8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69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69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0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0]; [$Cards.$C$2:.$C$122]; 0))" office:value-type="date" office:date-value="2017-10-27" calcext:value-type="date">
            <text:p>2017-10-27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1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1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2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2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73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3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4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4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5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5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76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6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77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7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78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8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79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79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0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80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81]; [$Cards.$C$2:.$C$122]; 0))" office:value-type="date" office:date-value="2017-10-28" calcext:value-type="date">
            <text:p>2017-10-28</text:p>
          </table:table-cell>
          <table:table-cell table:style-name="ce29" table:formula="of:=INDEX([Cards.$B$2:.$B$122]; MATCH([.A181]; [$Cards.$C$2:.$C$122]; 0))" office:value-type="date" office:date-value="2017-10-28" calcext:value-type="date">
            <text:p>2017-10-28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2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2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83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3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4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4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85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5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86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6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7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7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88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8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89]; [$Cards.$C$2:.$C$122]; 0))" office:value-type="date" office:date-value="2017-10-30" calcext:value-type="date">
            <text:p>2017-10-30</text:p>
          </table:table-cell>
          <table:table-cell table:style-name="ce29" table:formula="of:=INDEX([Cards.$B$2:.$B$122]; MATCH([.A189]; [$Cards.$C$2:.$C$122]; 0))" office:value-type="date" office:date-value="2017-10-30" calcext:value-type="date">
            <text:p>2017-10-30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0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0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1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1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92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2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3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3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94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4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95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5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196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6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7]; [$Cards.$C$2:.$C$122]; 0))" office:value-type="date" office:date-value="2017-11-01" calcext:value-type="date">
            <text:p>2017-11-01</text:p>
          </table:table-cell>
          <table:table-cell table:style-name="ce29" table:formula="of:=INDEX([Cards.$B$2:.$B$122]; MATCH([.A197]; [$Cards.$C$2:.$C$122]; 0))" office:value-type="date" office:date-value="2017-10-31" calcext:value-type="date">
            <text:p>2017-10-31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8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198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199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199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0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0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01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1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02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2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03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3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4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4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5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5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6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6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7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7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08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8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09]; [$Cards.$C$2:.$C$122]; 0))" office:value-type="date" office:date-value="2017-11-02" calcext:value-type="date">
            <text:p>2017-11-02</text:p>
          </table:table-cell>
          <table:table-cell table:style-name="ce29" table:formula="of:=INDEX([Cards.$B$2:.$B$122]; MATCH([.A209]; [$Cards.$C$2:.$C$122]; 0))" office:value-type="date" office:date-value="2017-11-02" calcext:value-type="date">
            <text:p>2017-11-02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10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0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1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1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2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2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13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3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4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4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5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5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16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6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17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7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18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8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19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19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0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20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21]; [$Cards.$C$2:.$C$122]; 0))" office:value-type="date" office:date-value="2017-11-04" calcext:value-type="date">
            <text:p>2017-11-04</text:p>
          </table:table-cell>
          <table:table-cell table:style-name="ce29" table:formula="of:=INDEX([Cards.$B$2:.$B$122]; MATCH([.A221]; [$Cards.$C$2:.$C$122]; 0))" office:value-type="date" office:date-value="2017-11-04" calcext:value-type="date">
            <text:p>2017-11-04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22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2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3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3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4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4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25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5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26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6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7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7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28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8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29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29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0]; [$Cards.$C$2:.$C$122]; 0))" office:value-type="date" office:date-value="2017-11-07" calcext:value-type="date">
            <text:p>2017-11-07</text:p>
          </table:table-cell>
          <table:table-cell table:style-name="ce29" table:formula="of:=INDEX([Cards.$B$2:.$B$122]; MATCH([.A230]; [$Cards.$C$2:.$C$122]; 0))" office:value-type="date" office:date-value="2017-11-07" calcext:value-type="date">
            <text:p>2017-11-07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1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1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32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2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3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3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34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4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35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5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36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6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7]; [$Cards.$C$2:.$C$122]; 0))" office:value-type="date" office:date-value="2017-11-09" calcext:value-type="date">
            <text:p>2017-11-09</text:p>
          </table:table-cell>
          <table:table-cell table:style-name="ce29" table:formula="of:=INDEX([Cards.$B$2:.$B$122]; MATCH([.A237]; [$Cards.$C$2:.$C$122]; 0))" office:value-type="date" office:date-value="2017-11-09" calcext:value-type="date">
            <text:p>2017-11-09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38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38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39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39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0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0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41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1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2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2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3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3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4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4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5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5]; [$Cards.$C$2:.$C$122]; 0))" office:value-type="date" office:date-value="2017-11-10" calcext:value-type="date">
            <text:p>2017-11-10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46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6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7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7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48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8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49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49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0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0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1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1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2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2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53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3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54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4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5]; [$Cards.$C$2:.$C$122]; 0))" office:value-type="date" office:date-value="2017-11-11" calcext:value-type="date">
            <text:p>2017-11-11</text:p>
          </table:table-cell>
          <table:table-cell table:style-name="ce29" table:formula="of:=INDEX([Cards.$B$2:.$B$122]; MATCH([.A255]; [$Cards.$C$2:.$C$122]; 0))" office:value-type="date" office:date-value="2017-11-11" calcext:value-type="date">
            <text:p>2017-11-11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56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56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57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57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58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58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59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59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0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60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1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61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2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62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63]; [$Cards.$C$2:.$C$122]; 0))" office:value-type="date" office:date-value="2017-11-14" calcext:value-type="date">
            <text:p>2017-11-14</text:p>
          </table:table-cell>
          <table:table-cell table:style-name="ce29" table:formula="of:=INDEX([Cards.$B$2:.$B$122]; MATCH([.A263]; [$Cards.$C$2:.$C$122]; 0))" office:value-type="date" office:date-value="2017-11-14" calcext:value-type="date">
            <text:p>2017-11-14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4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4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5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5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66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6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67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7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8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8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69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69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70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0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71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1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2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2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3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3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4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4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5]; [$Cards.$C$2:.$C$122]; 0))" office:value-type="date" office:date-value="2017-11-16" calcext:value-type="date">
            <text:p>2017-11-16</text:p>
          </table:table-cell>
          <table:table-cell table:style-name="ce29" table:formula="of:=INDEX([Cards.$B$2:.$B$122]; MATCH([.A275]; [$Cards.$C$2:.$C$122]; 0))" office:value-type="date" office:date-value="2017-11-16" calcext:value-type="date">
            <text:p>2017-11-16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6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76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7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77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8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78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79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79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80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80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81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81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2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82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3]; [$Cards.$C$2:.$C$122]; 0))" office:value-type="date" office:date-value="2017-11-18" calcext:value-type="date">
            <text:p>2017-11-18</text:p>
          </table:table-cell>
          <table:table-cell table:style-name="ce29" table:formula="of:=INDEX([Cards.$B$2:.$B$122]; MATCH([.A283]; [$Cards.$C$2:.$C$122]; 0))" office:value-type="date" office:date-value="2017-11-18" calcext:value-type="date">
            <text:p>2017-11-18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4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4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5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5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86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6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7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7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88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8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89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89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0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0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91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1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2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2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3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3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4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4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5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5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96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6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97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7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298]; [$Cards.$C$2:.$C$122]; 0))" office:value-type="date" office:date-value="2017-11-22" calcext:value-type="date">
            <text:p>2017-11-22</text:p>
          </table:table-cell>
          <table:table-cell table:style-name="ce29" table:formula="of:=INDEX([Cards.$B$2:.$B$122]; MATCH([.A298]; [$Cards.$C$2:.$C$122]; 0))" office:value-type="date" office:date-value="2017-11-22" calcext:value-type="date">
            <text:p>2017-11-22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299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299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0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0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1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1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2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2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03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3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04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4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5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5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6]; [$Cards.$C$2:.$C$122]; 0))" office:value-type="date" office:date-value="2017-11-24" calcext:value-type="date">
            <text:p>2017-11-24</text:p>
          </table:table-cell>
          <table:table-cell table:style-name="ce29" table:formula="of:=INDEX([Cards.$B$2:.$B$122]; MATCH([.A306]; [$Cards.$C$2:.$C$122]; 0))" office:value-type="date" office:date-value="2017-11-24" calcext:value-type="date">
            <text:p>2017-11-24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07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07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08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08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09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09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10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0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11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1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2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2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13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3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4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4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5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5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16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6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7]; [$Cards.$C$2:.$C$122]; 0))" office:value-type="date" office:date-value="2017-11-25" calcext:value-type="date">
            <text:p>2017-11-25</text:p>
          </table:table-cell>
          <table:table-cell table:style-name="ce29" table:formula="of:=INDEX([Cards.$B$2:.$B$122]; MATCH([.A317]; [$Cards.$C$2:.$C$122]; 0))" office:value-type="date" office:date-value="2017-11-25" calcext:value-type="date">
            <text:p>2017-11-25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18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18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19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19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0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0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1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1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22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2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3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3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24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4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5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5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26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6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7]; [$Cards.$C$2:.$C$122]; 0))" office:value-type="date" office:date-value="2017-11-28" calcext:value-type="date">
            <text:p>2017-11-28</text:p>
          </table:table-cell>
          <table:table-cell table:style-name="ce29" table:formula="of:=INDEX([Cards.$B$2:.$B$122]; MATCH([.A327]; [$Cards.$C$2:.$C$122]; 0))" office:value-type="date" office:date-value="2017-11-28" calcext:value-type="date">
            <text:p>2017-11-28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8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28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table:style-name="ce16" office:value-type="float" office:value="901" calcext:value-type="float">
            <text:p>90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29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29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0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30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31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31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2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32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33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33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4]; [$Cards.$C$2:.$C$122]; 0))" office:value-type="date" office:date-value="2017-11-30" calcext:value-type="date">
            <text:p>2017-11-30</text:p>
          </table:table-cell>
          <table:table-cell table:style-name="ce29" table:formula="of:=INDEX([Cards.$B$2:.$B$122]; MATCH([.A334]; [$Cards.$C$2:.$C$122]; 0))" office:value-type="date" office:date-value="2017-11-30" calcext:value-type="date">
            <text:p>2017-11-30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5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35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6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36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37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37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38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38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39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39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40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40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1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41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42]; [$Cards.$C$2:.$C$122]; 0))" office:value-type="date" office:date-value="2017-12-01" calcext:value-type="date">
            <text:p>2017-12-01</text:p>
          </table:table-cell>
          <table:table-cell table:style-name="ce29" table:formula="of:=INDEX([Cards.$B$2:.$B$122]; MATCH([.A342]; [$Cards.$C$2:.$C$122]; 0))" office:value-type="date" office:date-value="2017-12-01" calcext:value-type="date">
            <text:p>2017-12-01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43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3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4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4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5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5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46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6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7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7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48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8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49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49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0]; [$Cards.$C$2:.$C$122]; 0))" office:value-type="date" office:date-value="2017-12-04" calcext:value-type="date">
            <text:p>2017-12-04</text:p>
          </table:table-cell>
          <table:table-cell table:style-name="ce29" table:formula="of:=INDEX([Cards.$B$2:.$B$122]; MATCH([.A350]; [$Cards.$C$2:.$C$122]; 0))" office:value-type="date" office:date-value="2017-12-03" calcext:value-type="date">
            <text:p>2017-12-03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1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1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2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2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3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3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54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4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55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5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6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6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57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7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58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8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59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59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0]; [$Cards.$C$2:.$C$122]; 0))" office:value-type="date" office:date-value="2017-12-05" calcext:value-type="date">
            <text:p>2017-12-05</text:p>
          </table:table-cell>
          <table:table-cell table:style-name="ce29" table:formula="of:=INDEX([Cards.$B$2:.$B$122]; MATCH([.A360]; [$Cards.$C$2:.$C$122]; 0))" office:value-type="date" office:date-value="2017-12-05" calcext:value-type="date">
            <text:p>2017-12-05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1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1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2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2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63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3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4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4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5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5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6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6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67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7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8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8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69]; [$Cards.$C$2:.$C$122]; 0))" office:value-type="date" office:date-value="2017-12-07" calcext:value-type="date">
            <text:p>2017-12-07</text:p>
          </table:table-cell>
          <table:table-cell table:style-name="ce29" table:formula="of:=INDEX([Cards.$B$2:.$B$122]; MATCH([.A369]; [$Cards.$C$2:.$C$122]; 0))" office:value-type="date" office:date-value="2017-12-07" calcext:value-type="date">
            <text:p>2017-12-07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0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0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71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1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2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2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73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3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4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4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75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5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6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6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77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7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8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8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79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79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0]; [$Cards.$C$2:.$C$122]; 0))" office:value-type="date" office:date-value="2017-12-09" calcext:value-type="date">
            <text:p>2017-12-09</text:p>
          </table:table-cell>
          <table:table-cell table:style-name="ce29" table:formula="of:=INDEX([Cards.$B$2:.$B$122]; MATCH([.A380]; [$Cards.$C$2:.$C$122]; 0))" office:value-type="date" office:date-value="2017-12-09" calcext:value-type="date">
            <text:p>2017-12-09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1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1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2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2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3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3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84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4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5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5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86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6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87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7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88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8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89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89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0]; [$Cards.$C$2:.$C$122]; 0))" office:value-type="date" office:date-value="2017-12-11" calcext:value-type="date">
            <text:p>2017-12-11</text:p>
          </table:table-cell>
          <table:table-cell table:style-name="ce29" table:formula="of:=INDEX([Cards.$B$2:.$B$122]; MATCH([.A390]; [$Cards.$C$2:.$C$122]; 0))" office:value-type="date" office:date-value="2017-12-10" calcext:value-type="date">
            <text:p>2017-12-10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1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1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2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2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3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3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4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4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95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5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96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6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7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7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398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8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399]; [$Cards.$C$2:.$C$122]; 0))" office:value-type="date" office:date-value="2017-12-12" calcext:value-type="date">
            <text:p>2017-12-12</text:p>
          </table:table-cell>
          <table:table-cell table:style-name="ce29" table:formula="of:=INDEX([Cards.$B$2:.$B$122]; MATCH([.A399]; [$Cards.$C$2:.$C$122]; 0))" office:value-type="date" office:date-value="2017-12-12" calcext:value-type="date">
            <text:p>2017-12-12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00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0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1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1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2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2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3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3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04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4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5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5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06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6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07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7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08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8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09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09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10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10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1]; [$Cards.$C$2:.$C$122]; 0))" office:value-type="date" office:date-value="2017-12-14" calcext:value-type="date">
            <text:p>2017-12-14</text:p>
          </table:table-cell>
          <table:table-cell table:style-name="ce29" table:formula="of:=INDEX([Cards.$B$2:.$B$122]; MATCH([.A411]; [$Cards.$C$2:.$C$122]; 0))" office:value-type="date" office:date-value="2017-12-14" calcext:value-type="date">
            <text:p>2017-12-14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2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2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3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3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4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4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5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5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6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6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17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7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18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8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19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19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20]; [$Cards.$C$2:.$C$122]; 0))" office:value-type="date" office:date-value="2017-12-16" calcext:value-type="date">
            <text:p>2017-12-16</text:p>
          </table:table-cell>
          <table:table-cell table:style-name="ce29" table:formula="of:=INDEX([Cards.$B$2:.$B$122]; MATCH([.A420]; [$Cards.$C$2:.$C$122]; 0))" office:value-type="date" office:date-value="2017-12-16" calcext:value-type="date">
            <text:p>2017-12-16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1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1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2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2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23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3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4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4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5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5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6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6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27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7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8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8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29]; [$Cards.$C$2:.$C$122]; 0))" office:value-type="date" office:date-value="2017-12-18" calcext:value-type="date">
            <text:p>2017-12-18</text:p>
          </table:table-cell>
          <table:table-cell table:style-name="ce29" table:formula="of:=INDEX([Cards.$B$2:.$B$122]; MATCH([.A429]; [$Cards.$C$2:.$C$122]; 0))" office:value-type="date" office:date-value="2017-12-17" calcext:value-type="date">
            <text:p>2017-12-17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0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0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31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1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2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2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3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3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4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4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5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5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6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6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37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7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38]; [$Cards.$C$2:.$C$122]; 0))" office:value-type="date" office:date-value="2017-12-19" calcext:value-type="date">
            <text:p>2017-12-19</text:p>
          </table:table-cell>
          <table:table-cell table:style-name="ce29" table:formula="of:=INDEX([Cards.$B$2:.$B$122]; MATCH([.A438]; [$Cards.$C$2:.$C$122]; 0))" office:value-type="date" office:date-value="2017-12-19" calcext:value-type="date">
            <text:p>2017-12-19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39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39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0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0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41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1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2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2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3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3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44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4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5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5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6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6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7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7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8]; [$Cards.$C$2:.$C$122]; 0))" office:value-type="date" office:date-value="2017-12-21" calcext:value-type="date">
            <text:p>2017-12-21</text:p>
          </table:table-cell>
          <table:table-cell table:style-name="ce29" table:formula="of:=INDEX([Cards.$B$2:.$B$122]; MATCH([.A448]; [$Cards.$C$2:.$C$122]; 0))" office:value-type="date" office:date-value="2017-12-21" calcext:value-type="date">
            <text:p>2017-12-21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49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49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0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0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1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1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2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2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53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3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54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4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5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5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6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6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7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7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58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8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59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59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60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60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1]; [$Cards.$C$2:.$C$122]; 0))" office:value-type="date" office:date-value="2017-12-23" calcext:value-type="date">
            <text:p>2017-12-23</text:p>
          </table:table-cell>
          <table:table-cell table:style-name="ce29" table:formula="of:=INDEX([Cards.$B$2:.$B$122]; MATCH([.A461]; [$Cards.$C$2:.$C$122]; 0))" office:value-type="date" office:date-value="2017-12-23" calcext:value-type="date">
            <text:p>2017-12-23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2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2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3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3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4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4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5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5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6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6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67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7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8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8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69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69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0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70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71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71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72]; [$Cards.$C$2:.$C$122]; 0))" office:value-type="date" office:date-value="2017-12-27" calcext:value-type="date">
            <text:p>2017-12-27</text:p>
          </table:table-cell>
          <table:table-cell table:style-name="ce29" table:formula="of:=INDEX([Cards.$B$2:.$B$122]; MATCH([.A472]; [$Cards.$C$2:.$C$122]; 0))" office:value-type="date" office:date-value="2017-12-27" calcext:value-type="date">
            <text:p>2017-12-27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3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3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4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4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5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5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76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6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7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7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78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8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79]; [$Cards.$C$2:.$C$122]; 0))" office:value-type="date" office:date-value="2017-12-28" calcext:value-type="date">
            <text:p>2017-12-28</text:p>
          </table:table-cell>
          <table:table-cell table:style-name="ce29" table:formula="of:=INDEX([Cards.$B$2:.$B$122]; MATCH([.A479]; [$Cards.$C$2:.$C$122]; 0))" office:value-type="date" office:date-value="2017-12-28" calcext:value-type="date">
            <text:p>2017-12-28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80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0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1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1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2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2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83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3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4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4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5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5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6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6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7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7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88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8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89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89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0]; [$Cards.$C$2:.$C$122]; 0))" office:value-type="date" office:date-value="2017-12-29" calcext:value-type="date">
            <text:p>2017-12-29</text:p>
          </table:table-cell>
          <table:table-cell table:style-name="ce29" table:formula="of:=INDEX([Cards.$B$2:.$B$122]; MATCH([.A490]; [$Cards.$C$2:.$C$122]; 0))" office:value-type="date" office:date-value="2017-12-29" calcext:value-type="date">
            <text:p>2017-12-29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1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1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2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2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93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3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94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4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5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5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6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6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7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7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498]; [$Cards.$C$2:.$C$122]; 0))" office:value-type="date" office:date-value="2017-12-31" calcext:value-type="date">
            <text:p>2017-12-31</text:p>
          </table:table-cell>
          <table:table-cell table:style-name="ce29" table:formula="of:=INDEX([Cards.$B$2:.$B$122]; MATCH([.A498]; [$Cards.$C$2:.$C$122]; 0))" office:value-type="date" office:date-value="2017-12-31" calcext:value-type="date">
            <text:p>2017-12-31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499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499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0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0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1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1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2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2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3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3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04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4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05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5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6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6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07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7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8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8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09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09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0]; [$Cards.$C$2:.$C$122]; 0))" office:value-type="date" office:date-value="2018-01-02" calcext:value-type="date">
            <text:p>2018-01-02</text:p>
          </table:table-cell>
          <table:table-cell table:style-name="ce29" table:formula="of:=INDEX([Cards.$B$2:.$B$122]; MATCH([.A510]; [$Cards.$C$2:.$C$122]; 0))" office:value-type="date" office:date-value="2018-01-02" calcext:value-type="date">
            <text:p>2018-01-02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string" calcext:value-type="string">
            <text:p>PPD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PPD</text:p>
          </table:table-cell>
          <table:table-cell table:style-name="ce24" office:value-type="string" calcext:value-type="string">
            <text:p>N/A</text:p>
          </table:table-cell>
          <table:table-cell table:style-name="ce29" table:formula="of:=INDEX([Cards.$A$2:.$A$122]; MATCH([.A511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1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2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2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3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3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14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4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5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5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6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6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7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7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8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8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19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19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0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20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1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21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2]; [$Cards.$C$2:.$C$122]; 0))" office:value-type="date" office:date-value="2018-01-04" calcext:value-type="date">
            <text:p>2018-01-04</text:p>
          </table:table-cell>
          <table:table-cell table:style-name="ce29" table:formula="of:=INDEX([Cards.$B$2:.$B$122]; MATCH([.A522]; [$Cards.$C$2:.$C$122]; 0))" office:value-type="date" office:date-value="2018-01-04" calcext:value-type="date">
            <text:p>2018-01-04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23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3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4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4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5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5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6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6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27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7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8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8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29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29]; [$Cards.$C$2:.$C$122]; 0))" office:value-type="date" office:date-value="2018-01-05" calcext:value-type="date">
            <text:p>2018-01-05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0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0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1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1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2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2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33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3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4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4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5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5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36]; [$Cards.$C$2:.$C$122]; 0))" office:value-type="date" office:date-value="2018-01-06" calcext:value-type="date">
            <text:p>2018-01-06</text:p>
          </table:table-cell>
          <table:table-cell table:style-name="ce29" table:formula="of:=INDEX([Cards.$B$2:.$B$122]; MATCH([.A536]; [$Cards.$C$2:.$C$122]; 0))" office:value-type="date" office:date-value="2018-01-06" calcext:value-type="date">
            <text:p>2018-01-06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7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37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8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38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39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39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0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40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1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41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42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42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3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43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4]; [$Cards.$C$2:.$C$122]; 0))" office:value-type="date" office:date-value="2018-01-07" calcext:value-type="date">
            <text:p>2018-01-07</text:p>
          </table:table-cell>
          <table:table-cell table:style-name="ce29" table:formula="of:=INDEX([Cards.$B$2:.$B$122]; MATCH([.A544]; [$Cards.$C$2:.$C$122]; 0))" office:value-type="date" office:date-value="2018-01-07" calcext:value-type="date">
            <text:p>2018-01-07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45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45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6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46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47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47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48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48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49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49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50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50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1]; [$Cards.$C$2:.$C$122]; 0))" office:value-type="date" office:date-value="2018-01-09" calcext:value-type="date">
            <text:p>2018-01-09</text:p>
          </table:table-cell>
          <table:table-cell table:style-name="ce29" table:formula="of:=INDEX([Cards.$B$2:.$B$122]; MATCH([.A551]; [$Cards.$C$2:.$C$122]; 0))" office:value-type="date" office:date-value="2018-01-09" calcext:value-type="date">
            <text:p>2018-01-09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2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2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3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3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4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4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55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5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6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6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57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7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58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8]; [$Cards.$C$2:.$C$122]; 0))" office:value-type="date" office:date-value="2018-01-12" calcext:value-type="date">
            <text:p>2018-01-12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59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59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0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0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1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1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2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2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3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3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4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4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65]; [$Cards.$C$2:.$C$122]; 0))" office:value-type="date" office:date-value="2018-01-13" calcext:value-type="date">
            <text:p>2018-01-13</text:p>
          </table:table-cell>
          <table:table-cell table:style-name="ce29" table:formula="of:=INDEX([Cards.$B$2:.$B$122]; MATCH([.A565]; [$Cards.$C$2:.$C$122]; 0))" office:value-type="date" office:date-value="2018-01-13" calcext:value-type="date">
            <text:p>2018-01-13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6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66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67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67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8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68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69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69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70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70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1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71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2]; [$Cards.$C$2:.$C$122]; 0))" office:value-type="date" office:date-value="2018-01-15" calcext:value-type="date">
            <text:p>2018-01-15</text:p>
          </table:table-cell>
          <table:table-cell table:style-name="ce29" table:formula="of:=INDEX([Cards.$B$2:.$B$122]; MATCH([.A572]; [$Cards.$C$2:.$C$122]; 0))" office:value-type="date" office:date-value="2018-01-14" calcext:value-type="date">
            <text:p>2018-01-14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3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3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4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4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75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5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6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6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77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7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78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8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79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79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0]; [$Cards.$C$2:.$C$122]; 0))" office:value-type="date" office:date-value="2018-01-17" calcext:value-type="date">
            <text:p>2018-01-17</text:p>
          </table:table-cell>
          <table:table-cell table:style-name="ce29" table:formula="of:=INDEX([Cards.$B$2:.$B$122]; MATCH([.A580]; [$Cards.$C$2:.$C$122]; 0))" office:value-type="date" office:date-value="2018-01-16" calcext:value-type="date">
            <text:p>2018-01-16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1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1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82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2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3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3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4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4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5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5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86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6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87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7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8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8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89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89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0]; [$Cards.$C$2:.$C$122]; 0))" office:value-type="date" office:date-value="2018-01-18" calcext:value-type="date">
            <text:p>2018-01-18</text:p>
          </table:table-cell>
          <table:table-cell table:style-name="ce29" table:formula="of:=INDEX([Cards.$B$2:.$B$122]; MATCH([.A590]; [$Cards.$C$2:.$C$122]; 0))" office:value-type="date" office:date-value="2018-01-18" calcext:value-type="date">
            <text:p>2018-01-18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91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1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2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2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93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3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4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4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95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5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596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6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7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7]; [$Cards.$C$2:.$C$122]; 0))" office:value-type="date" office:date-value="2018-01-19" calcext:value-type="date">
            <text:p>2018-01-19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8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8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599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599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00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0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1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1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02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2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3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3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04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4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5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5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6]; [$Cards.$C$2:.$C$122]; 0))" office:value-type="date" office:date-value="2018-01-20" calcext:value-type="date">
            <text:p>2018-01-20</text:p>
          </table:table-cell>
          <table:table-cell table:style-name="ce29" table:formula="of:=INDEX([Cards.$B$2:.$B$122]; MATCH([.A606]; [$Cards.$C$2:.$C$122]; 0))" office:value-type="date" office:date-value="2018-01-20" calcext:value-type="date">
            <text:p>2018-01-20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7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07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08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08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09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09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10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0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11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1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2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2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13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3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14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4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5]; [$Cards.$C$2:.$C$122]; 0))" office:value-type="date" office:date-value="2018-01-22" calcext:value-type="date">
            <text:p>2018-01-22</text:p>
          </table:table-cell>
          <table:table-cell table:style-name="ce29" table:formula="of:=INDEX([Cards.$B$2:.$B$122]; MATCH([.A615]; [$Cards.$C$2:.$C$122]; 0))" office:value-type="date" office:date-value="2018-01-21" calcext:value-type="date">
            <text:p>2018-01-21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6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16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7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17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18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18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19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19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0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0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21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1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2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2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23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3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4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4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5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5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26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6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27]; [$Cards.$C$2:.$C$122]; 0))" office:value-type="date" office:date-value="2018-01-23" calcext:value-type="date">
            <text:p>2018-01-23</text:p>
          </table:table-cell>
          <table:table-cell table:style-name="ce29" table:formula="of:=INDEX([Cards.$B$2:.$B$122]; MATCH([.A627]; [$Cards.$C$2:.$C$122]; 0))" office:value-type="date" office:date-value="2018-01-23" calcext:value-type="date">
            <text:p>2018-01-23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28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28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29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29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30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0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1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1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2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2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3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3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4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4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35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5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6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6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37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7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8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8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39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39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0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40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41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41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2]; [$Cards.$C$2:.$C$122]; 0))" office:value-type="date" office:date-value="2018-01-25" calcext:value-type="date">
            <text:p>2018-01-25</text:p>
          </table:table-cell>
          <table:table-cell table:style-name="ce29" table:formula="of:=INDEX([Cards.$B$2:.$B$122]; MATCH([.A642]; [$Cards.$C$2:.$C$122]; 0))" office:value-type="date" office:date-value="2018-01-25" calcext:value-type="date">
            <text:p>2018-01-25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3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3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4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4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5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5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46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6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47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7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48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8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49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49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50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50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1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51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52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52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53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53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4]; [$Cards.$C$2:.$C$122]; 0))" office:value-type="date" office:date-value="2018-01-30" calcext:value-type="date">
            <text:p>2018-01-30</text:p>
          </table:table-cell>
          <table:table-cell table:style-name="ce29" table:formula="of:=INDEX([Cards.$B$2:.$B$122]; MATCH([.A654]; [$Cards.$C$2:.$C$122]; 0))" office:value-type="date" office:date-value="2018-01-30" calcext:value-type="date">
            <text:p>2018-01-30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5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55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56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56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7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57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58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58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59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59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60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0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1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1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62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2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3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3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4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4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5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5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66]; [$Cards.$C$2:.$C$122]; 0))" office:value-type="date" office:date-value="2018-02-01" calcext:value-type="date">
            <text:p>2018-02-01</text:p>
          </table:table-cell>
          <table:table-cell table:style-name="ce29" table:formula="of:=INDEX([Cards.$B$2:.$B$122]; MATCH([.A666]; [$Cards.$C$2:.$C$122]; 0))" office:value-type="date" office:date-value="2018-02-01" calcext:value-type="date">
            <text:p>2018-02-01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67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67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68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68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69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69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0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0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1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1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2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2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3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3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4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4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75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5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6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6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7]; [$Cards.$C$2:.$C$122]; 0))" office:value-type="date" office:date-value="2018-02-03" calcext:value-type="date">
            <text:p>2018-02-03</text:p>
          </table:table-cell>
          <table:table-cell table:style-name="ce29" table:formula="of:=INDEX([Cards.$B$2:.$B$122]; MATCH([.A677]; [$Cards.$C$2:.$C$122]; 0))" office:value-type="date" office:date-value="2018-02-03" calcext:value-type="date">
            <text:p>2018-02-03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78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78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79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79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0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0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1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1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82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2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3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3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84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4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5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5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86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6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87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7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88]; [$Cards.$C$2:.$C$122]; 0))" office:value-type="date" office:date-value="2018-02-06" calcext:value-type="date">
            <text:p>2018-02-06</text:p>
          </table:table-cell>
          <table:table-cell table:style-name="ce29" table:formula="of:=INDEX([Cards.$B$2:.$B$122]; MATCH([.A688]; [$Cards.$C$2:.$C$122]; 0))" office:value-type="date" office:date-value="2018-02-06" calcext:value-type="date">
            <text:p>2018-02-06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89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89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90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0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1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1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2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2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3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3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4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4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95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5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96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6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697]; [$Cards.$C$2:.$C$122]; 0))" office:value-type="date" office:date-value="2018-02-08" calcext:value-type="date">
            <text:p>2018-02-08</text:p>
          </table:table-cell>
          <table:table-cell table:style-name="ce29" table:formula="of:=INDEX([Cards.$B$2:.$B$122]; MATCH([.A697]; [$Cards.$C$2:.$C$122]; 0))" office:value-type="date" office:date-value="2018-02-08" calcext:value-type="date">
            <text:p>2018-02-08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8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698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699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699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0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0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01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1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2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2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03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3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4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4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5]; [$Cards.$C$2:.$C$122]; 0))" office:value-type="date" office:date-value="2018-02-09" calcext:value-type="date">
            <text:p>2018-02-09</text:p>
          </table:table-cell>
          <table:table-cell table:style-name="ce29" table:formula="of:=INDEX([Cards.$B$2:.$B$122]; MATCH([.A705]; [$Cards.$C$2:.$C$122]; 0))" office:value-type="date" office:date-value="2018-02-09" calcext:value-type="date">
            <text:p>2018-02-09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06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06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7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07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08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08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09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09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10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10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1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11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12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12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13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13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14]; [$Cards.$C$2:.$C$122]; 0))" office:value-type="date" office:date-value="2018-02-10" calcext:value-type="date">
            <text:p>2018-02-10</text:p>
          </table:table-cell>
          <table:table-cell table:style-name="ce29" table:formula="of:=INDEX([Cards.$B$2:.$B$122]; MATCH([.A714]; [$Cards.$C$2:.$C$122]; 0))" office:value-type="date" office:date-value="2018-02-10" calcext:value-type="date">
            <text:p>2018-02-10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5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15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6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16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7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17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8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18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19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19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20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20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21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21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22]; [$Cards.$C$2:.$C$122]; 0))" office:value-type="date" office:date-value="2018-02-11" calcext:value-type="date">
            <text:p>2018-02-11</text:p>
          </table:table-cell>
          <table:table-cell table:style-name="ce29" table:formula="of:=INDEX([Cards.$B$2:.$B$122]; MATCH([.A722]; [$Cards.$C$2:.$C$122]; 0))" office:value-type="date" office:date-value="2018-02-11" calcext:value-type="date">
            <text:p>2018-02-11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3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3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4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4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25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5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26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6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7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7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8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8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29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29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0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30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1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31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2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32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3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33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34]; [$Cards.$C$2:.$C$122]; 0))" office:value-type="date" office:date-value="2018-02-13" calcext:value-type="date">
            <text:p>2018-02-13</text:p>
          </table:table-cell>
          <table:table-cell table:style-name="ce29" table:formula="of:=INDEX([Cards.$B$2:.$B$122]; MATCH([.A734]; [$Cards.$C$2:.$C$122]; 0))" office:value-type="date" office:date-value="2018-02-13" calcext:value-type="date">
            <text:p>2018-02-13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5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35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6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36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7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37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8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38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39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39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0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0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1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1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2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2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43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3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44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4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45]; [$Cards.$C$2:.$C$122]; 0))" office:value-type="date" office:date-value="2018-02-15" calcext:value-type="date">
            <text:p>2018-02-15</text:p>
          </table:table-cell>
          <table:table-cell table:style-name="ce29" table:formula="of:=INDEX([Cards.$B$2:.$B$122]; MATCH([.A745]; [$Cards.$C$2:.$C$122]; 0))" office:value-type="date" office:date-value="2018-02-15" calcext:value-type="date">
            <text:p>2018-02-15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6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46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47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47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48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48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49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49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50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0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51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1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2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2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3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3]; [$Cards.$C$2:.$C$122]; 0))" office:value-type="date" office:date-value="2018-02-16" calcext:value-type="date">
            <text:p>2018-02-16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4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4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55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5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6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6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57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7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8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8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59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59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0]; [$Cards.$C$2:.$C$122]; 0))" office:value-type="date" office:date-value="2018-02-17" calcext:value-type="date">
            <text:p>2018-02-17</text:p>
          </table:table-cell>
          <table:table-cell table:style-name="ce29" table:formula="of:=INDEX([Cards.$B$2:.$B$122]; MATCH([.A760]; [$Cards.$C$2:.$C$122]; 0))" office:value-type="date" office:date-value="2018-02-17" calcext:value-type="date">
            <text:p>2018-02-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1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1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2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2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3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3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4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4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5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5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66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6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67]; [$Cards.$C$2:.$C$122]; 0))" office:value-type="date" office:date-value="2018-02-18" calcext:value-type="date">
            <text:p>2018-02-18</text:p>
          </table:table-cell>
          <table:table-cell table:style-name="ce29" table:formula="of:=INDEX([Cards.$B$2:.$B$122]; MATCH([.A767]; [$Cards.$C$2:.$C$122]; 0))" office:value-type="date" office:date-value="2018-02-18" calcext:value-type="date">
            <text:p>2018-02-1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68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68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69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69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70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0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1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1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2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2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3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3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4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4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5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5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6]; [$Cards.$C$2:.$C$122]; 0))" office:value-type="date" office:date-value="2018-02-20" calcext:value-type="date">
            <text:p>2018-02-20</text:p>
          </table:table-cell>
          <table:table-cell table:style-name="ce29" table:formula="of:=INDEX([Cards.$B$2:.$B$122]; MATCH([.A776]; [$Cards.$C$2:.$C$122]; 0))" office:value-type="date" office:date-value="2018-02-20" calcext:value-type="date">
            <text:p>2018-02-2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77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77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78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78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79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79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80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0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1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1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2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2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83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3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84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4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85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5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6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6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7]; [$Cards.$C$2:.$C$122]; 0))" office:value-type="date" office:date-value="2018-02-22" calcext:value-type="date">
            <text:p>2018-02-22</text:p>
          </table:table-cell>
          <table:table-cell table:style-name="ce29" table:formula="of:=INDEX([Cards.$B$2:.$B$122]; MATCH([.A787]; [$Cards.$C$2:.$C$122]; 0))" office:value-type="date" office:date-value="2018-02-22" calcext:value-type="date">
            <text:p>2018-02-2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8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88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89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89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90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0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1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1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2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2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93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3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4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4]; [$Cards.$C$2:.$C$122]; 0))" office:value-type="date" office:date-value="2018-02-23" calcext:value-type="date">
            <text:p>2018-02-2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95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5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6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6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797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7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8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8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799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799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0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800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1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801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2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802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03]; [$Cards.$C$2:.$C$122]; 0))" office:value-type="date" office:date-value="2018-02-24" calcext:value-type="date">
            <text:p>2018-02-24</text:p>
          </table:table-cell>
          <table:table-cell table:style-name="ce29" table:formula="of:=INDEX([Cards.$B$2:.$B$122]; MATCH([.A803]; [$Cards.$C$2:.$C$122]; 0))" office:value-type="date" office:date-value="2018-02-24" calcext:value-type="date">
            <text:p>2018-02-2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04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4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05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5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6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6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07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7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08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8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09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09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0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10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1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11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2]; [$Cards.$C$2:.$C$122]; 0))" office:value-type="date" office:date-value="2018-02-26" calcext:value-type="date">
            <text:p>2018-02-26</text:p>
          </table:table-cell>
          <table:table-cell table:style-name="ce29" table:formula="of:=INDEX([Cards.$B$2:.$B$122]; MATCH([.A812]; [$Cards.$C$2:.$C$122]; 0))" office:value-type="date" office:date-value="2018-02-25" calcext:value-type="date">
            <text:p>2018-02-2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3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3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14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4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5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5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6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6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7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7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18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8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19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19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20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20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1]; [$Cards.$C$2:.$C$122]; 0))" office:value-type="date" office:date-value="2018-02-27" calcext:value-type="date">
            <text:p>2018-02-27</text:p>
          </table:table-cell>
          <table:table-cell table:style-name="ce29" table:formula="of:=INDEX([Cards.$B$2:.$B$122]; MATCH([.A821]; [$Cards.$C$2:.$C$122]; 0))" office:value-type="date" office:date-value="2018-02-27" calcext:value-type="date">
            <text:p>2018-02-2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2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2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23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3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4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4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25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5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26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6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7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7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8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8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29]; [$Cards.$C$2:.$C$122]; 0))" office:value-type="date" office:date-value="2018-03-01" calcext:value-type="date">
            <text:p>2018-03-01</text:p>
          </table:table-cell>
          <table:table-cell table:style-name="ce29" table:formula="of:=INDEX([Cards.$B$2:.$B$122]; MATCH([.A829]; [$Cards.$C$2:.$C$122]; 0))" office:value-type="date" office:date-value="2018-03-01" calcext:value-type="date">
            <text:p>2018-03-0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30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0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U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1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1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2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2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3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3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4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4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GY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35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5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VAN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36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6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37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7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8]; [$Cards.$C$2:.$C$122]; 0))" office:value-type="date" office:date-value="2018-03-02" calcext:value-type="date">
            <text:p>2018-03-02</text:p>
          </table:table-cell>
          <table:table-cell table:style-name="ce29" table:formula="of:=INDEX([Cards.$B$2:.$B$122]; MATCH([.A838]; [$Cards.$C$2:.$C$122]; 0))" office:value-type="date" office:date-value="2018-03-02" calcext:value-type="date">
            <text:p>2018-03-0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DA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39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39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40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0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T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1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1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YI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PIT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2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2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T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RZ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3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3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TO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WSH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4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4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NYR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ED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45]; [$Cards.$C$2:.$C$122]; 0))" office:value-type="date" office:date-value="2018-03-03" calcext:value-type="date">
            <text:p>2018-03-03</text:p>
          </table:table-cell>
          <table:table-cell table:style-name="ce29" table:formula="of:=INDEX([Cards.$B$2:.$B$122]; MATCH([.A845]; [$Cards.$C$2:.$C$122]; 0))" office:value-type="date" office:date-value="2018-03-03" calcext:value-type="date">
            <text:p>2018-03-0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SH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46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46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H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FLA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7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47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ANA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48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48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V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N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49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49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H</text:p>
          </table:table-cell>
          <table:table-cell table:style-name="ce29" table:formula="of:=INDEX([Cards.$A$2:.$A$122]; MATCH([.A850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50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WP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CAR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51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51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L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</text:p>
          </table:table-cell>
          <table:table-cell table:style-name="ce19" office:value-type="string" calcext:value-type="string">
            <text:p>SJ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</text:p>
          </table:table-cell>
          <table:table-cell table:style-name="ce29" table:formula="of:=INDEX([Cards.$A$2:.$A$122]; MATCH([.A852]; [$Cards.$C$2:.$C$122]; 0))" office:value-type="date" office:date-value="2018-03-04" calcext:value-type="date">
            <text:p>2018-03-04</text:p>
          </table:table-cell>
          <table:table-cell table:style-name="ce29" table:formula="of:=INDEX([Cards.$B$2:.$B$122]; MATCH([.A852]; [$Cards.$C$2:.$C$122]; 0))" office:value-type="date" office:date-value="2018-03-04" calcext:value-type="date">
            <text:p>2018-03-0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3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3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4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4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55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5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6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6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7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7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8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8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59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59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0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60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1]; [$Cards.$C$2:.$C$122]; 0))" office:value-type="date" office:date-value="2018-03-06" calcext:value-type="date">
            <text:p>2018-03-06</text:p>
          </table:table-cell>
          <table:table-cell table:style-name="ce29" table:formula="of:=INDEX([Cards.$B$2:.$B$122]; MATCH([.A861]; [$Cards.$C$2:.$C$122]; 0))" office:value-type="date" office:date-value="2018-03-06" calcext:value-type="date">
            <text:p>2018-03-0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2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2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63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3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4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4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65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5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66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6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7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7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8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8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69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69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70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70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1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71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2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72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3]; [$Cards.$C$2:.$C$122]; 0))" office:value-type="date" office:date-value="2018-03-08" calcext:value-type="date">
            <text:p>2018-03-08</text:p>
          </table:table-cell>
          <table:table-cell table:style-name="ce29" table:formula="of:=INDEX([Cards.$B$2:.$B$122]; MATCH([.A873]; [$Cards.$C$2:.$C$122]; 0))" office:value-type="date" office:date-value="2018-03-08" calcext:value-type="date">
            <text:p>2018-03-08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4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4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75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5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6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6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77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7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78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8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79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79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0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0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1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1]; [$Cards.$C$2:.$C$122]; 0))" office:value-type="date" office:date-value="2018-03-09" calcext:value-type="date">
            <text:p>2018-03-09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2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2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83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3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84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4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5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5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6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6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87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7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88]; [$Cards.$C$2:.$C$122]; 0))" office:value-type="date" office:date-value="2018-03-10" calcext:value-type="date">
            <text:p>2018-03-10</text:p>
          </table:table-cell>
          <table:table-cell table:style-name="ce29" table:formula="of:=INDEX([Cards.$B$2:.$B$122]; MATCH([.A888]; [$Cards.$C$2:.$C$122]; 0))" office:value-type="date" office:date-value="2018-03-10" calcext:value-type="date">
            <text:p>2018-03-1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89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89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90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0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1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1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92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2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3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3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94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4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895]; [$Cards.$C$2:.$C$122]; 0))" office:value-type="date" office:date-value="2018-03-13" calcext:value-type="date">
            <text:p>2018-03-13</text:p>
          </table:table-cell>
          <table:table-cell table:style-name="ce29" table:formula="of:=INDEX([Cards.$B$2:.$B$122]; MATCH([.A895]; [$Cards.$C$2:.$C$122]; 0))" office:value-type="date" office:date-value="2018-03-13" calcext:value-type="date">
            <text:p>2018-03-13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6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896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7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897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8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898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899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899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0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900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01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901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2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902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03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903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4]; [$Cards.$C$2:.$C$122]; 0))" office:value-type="date" office:date-value="2018-03-15" calcext:value-type="date">
            <text:p>2018-03-15</text:p>
          </table:table-cell>
          <table:table-cell table:style-name="ce29" table:formula="of:=INDEX([Cards.$B$2:.$B$122]; MATCH([.A904]; [$Cards.$C$2:.$C$122]; 0))" office:value-type="date" office:date-value="2018-03-15" calcext:value-type="date">
            <text:p>2018-03-1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5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05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6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06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07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07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08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08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09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09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0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0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11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1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2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2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3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3]; [$Cards.$C$2:.$C$122]; 0))" office:value-type="date" office:date-value="2018-03-16" calcext:value-type="date">
            <text:p>2018-03-16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14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4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5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5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6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6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17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7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18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8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19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19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20]; [$Cards.$C$2:.$C$122]; 0))" office:value-type="date" office:date-value="2018-03-17" calcext:value-type="date">
            <text:p>2018-03-17</text:p>
          </table:table-cell>
          <table:table-cell table:style-name="ce29" table:formula="of:=INDEX([Cards.$B$2:.$B$122]; MATCH([.A920]; [$Cards.$C$2:.$C$122]; 0))" office:value-type="date" office:date-value="2018-03-17" calcext:value-type="date">
            <text:p>2018-03-17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1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1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2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2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3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3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24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4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5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5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26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6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7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7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8]; [$Cards.$C$2:.$C$122]; 0))" office:value-type="date" office:date-value="2018-03-18" calcext:value-type="date">
            <text:p>2018-03-18</text:p>
          </table:table-cell>
          <table:table-cell table:style-name="ce29" table:formula="of:=INDEX([Cards.$B$2:.$B$122]; MATCH([.A928]; [$Cards.$C$2:.$C$122]; 0))" office:value-type="date" office:date-value="2018-03-18" calcext:value-type="date">
            <text:p>2018-03-18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29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29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30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0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1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1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32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2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33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3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4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4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5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5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6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6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37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7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8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8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39]; [$Cards.$C$2:.$C$122]; 0))" office:value-type="date" office:date-value="2018-03-20" calcext:value-type="date">
            <text:p>2018-03-20</text:p>
          </table:table-cell>
          <table:table-cell table:style-name="ce29" table:formula="of:=INDEX([Cards.$B$2:.$B$122]; MATCH([.A939]; [$Cards.$C$2:.$C$122]; 0))" office:value-type="date" office:date-value="2018-03-20" calcext:value-type="date">
            <text:p>2018-03-20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0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0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41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1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42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2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43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3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4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4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5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5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6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6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7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7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48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8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49]; [$Cards.$C$2:.$C$122]; 0))" office:value-type="date" office:date-value="2018-03-22" calcext:value-type="date">
            <text:p>2018-03-22</text:p>
          </table:table-cell>
          <table:table-cell table:style-name="ce29" table:formula="of:=INDEX([Cards.$B$2:.$B$122]; MATCH([.A949]; [$Cards.$C$2:.$C$122]; 0))" office:value-type="date" office:date-value="2018-03-22" calcext:value-type="date">
            <text:p>2018-03-2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50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0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51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1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52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2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53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3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54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4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55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5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56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6]; [$Cards.$C$2:.$C$122]; 0))" office:value-type="date" office:date-value="2018-03-23" calcext:value-type="date">
            <text:p>2018-03-2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57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7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58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8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59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59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0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0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1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1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62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2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3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3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64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4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5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5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6]; [$Cards.$C$2:.$C$122]; 0))" office:value-type="date" office:date-value="2018-03-24" calcext:value-type="date">
            <text:p>2018-03-24</text:p>
          </table:table-cell>
          <table:table-cell table:style-name="ce29" table:formula="of:=INDEX([Cards.$B$2:.$B$122]; MATCH([.A966]; [$Cards.$C$2:.$C$122]; 0))" office:value-type="date" office:date-value="2018-03-24" calcext:value-type="date">
            <text:p>2018-03-24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67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67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68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68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69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69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70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0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1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1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72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2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73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3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4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4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5]; [$Cards.$C$2:.$C$122]; 0))" office:value-type="date" office:date-value="2018-03-26" calcext:value-type="date">
            <text:p>2018-03-26</text:p>
          </table:table-cell>
          <table:table-cell table:style-name="ce29" table:formula="of:=INDEX([Cards.$B$2:.$B$122]; MATCH([.A975]; [$Cards.$C$2:.$C$122]; 0))" office:value-type="date" office:date-value="2018-03-26" calcext:value-type="date">
            <text:p>2018-03-26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6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76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77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77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8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78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79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79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0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80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1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81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2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82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83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83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4]; [$Cards.$C$2:.$C$122]; 0))" office:value-type="date" office:date-value="2018-03-27" calcext:value-type="date">
            <text:p>2018-03-27</text:p>
          </table:table-cell>
          <table:table-cell table:style-name="ce29" table:formula="of:=INDEX([Cards.$B$2:.$B$122]; MATCH([.A984]; [$Cards.$C$2:.$C$122]; 0))" office:value-type="date" office:date-value="2018-03-27" calcext:value-type="date">
            <text:p>2018-03-27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5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85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86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86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87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87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8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88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89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89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0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90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1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91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92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92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3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93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4]; [$Cards.$C$2:.$C$122]; 0))" office:value-type="date" office:date-value="2018-03-29" calcext:value-type="date">
            <text:p>2018-03-29</text:p>
          </table:table-cell>
          <table:table-cell table:style-name="ce29" table:formula="of:=INDEX([Cards.$B$2:.$B$122]; MATCH([.A994]; [$Cards.$C$2:.$C$122]; 0))" office:value-type="date" office:date-value="2018-03-29" calcext:value-type="date">
            <text:p>2018-03-29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95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995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96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996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997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997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8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998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999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999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0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0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1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1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2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2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3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3]; [$Cards.$C$2:.$C$122]; 0))" office:value-type="date" office:date-value="2018-03-30" calcext:value-type="date">
            <text:p>2018-03-30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04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4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5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5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6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6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07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7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08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8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09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09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0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10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1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11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2]; [$Cards.$C$2:.$C$122]; 0))" office:value-type="date" office:date-value="2018-03-31" calcext:value-type="date">
            <text:p>2018-03-31</text:p>
          </table:table-cell>
          <table:table-cell table:style-name="ce29" table:formula="of:=INDEX([Cards.$B$2:.$B$122]; MATCH([.A1012]; [$Cards.$C$2:.$C$122]; 0))" office:value-type="date" office:date-value="2018-03-31" calcext:value-type="date">
            <text:p>2018-03-3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13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3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14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4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15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5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6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6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7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7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18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8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19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19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20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20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1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21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2]; [$Cards.$C$2:.$C$122]; 0))" office:value-type="date" office:date-value="2018-04-02" calcext:value-type="date">
            <text:p>2018-04-02</text:p>
          </table:table-cell>
          <table:table-cell table:style-name="ce29" table:formula="of:=INDEX([Cards.$B$2:.$B$122]; MATCH([.A1022]; [$Cards.$C$2:.$C$122]; 0))" office:value-type="date" office:date-value="2018-04-01" calcext:value-type="date">
            <text:p>2018-04-0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3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3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4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4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5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5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26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6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7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7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28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8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29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29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30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30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31]; [$Cards.$C$2:.$C$122]; 0))" office:value-type="date" office:date-value="2018-04-03" calcext:value-type="date">
            <text:p>2018-04-03</text:p>
          </table:table-cell>
          <table:table-cell table:style-name="ce29" table:formula="of:=INDEX([Cards.$B$2:.$B$122]; MATCH([.A1031]; [$Cards.$C$2:.$C$122]; 0))" office:value-type="date" office:date-value="2018-04-03" calcext:value-type="date">
            <text:p>2018-04-0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32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2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Y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33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3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34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4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35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5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36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6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37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7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38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8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39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39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0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40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1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41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2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42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3]; [$Cards.$C$2:.$C$122]; 0))" office:value-type="date" office:date-value="2018-04-05" calcext:value-type="date">
            <text:p>2018-04-05</text:p>
          </table:table-cell>
          <table:table-cell table:style-name="ce29" table:formula="of:=INDEX([Cards.$B$2:.$B$122]; MATCH([.A1043]; [$Cards.$C$2:.$C$122]; 0))" office:value-type="date" office:date-value="2018-04-05" calcext:value-type="date">
            <text:p>2018-04-0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4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4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T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5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5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T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6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6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Y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DET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47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7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U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FLA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8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8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49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49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AR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0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0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1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1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RZ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52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2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3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3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GY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4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4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VA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EDM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5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5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D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56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6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57]; [$Cards.$C$2:.$C$122]; 0))" office:value-type="date" office:date-value="2018-04-07" calcext:value-type="date">
            <text:p>2018-04-07</text:p>
          </table:table-cell>
          <table:table-cell table:style-name="ce29" table:formula="of:=INDEX([Cards.$B$2:.$B$122]; MATCH([.A1057]; [$Cards.$C$2:.$C$122]; 0))" office:value-type="date" office:date-value="2018-04-07" calcext:value-type="date">
            <text:p>2018-04-07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8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58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59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59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0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0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1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1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2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2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63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3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4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4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65]; [$Cards.$C$2:.$C$122]; 0))" office:value-type="date" office:date-value="2018-04-12" calcext:value-type="date">
            <text:p>2018-04-12</text:p>
          </table:table-cell>
          <table:table-cell table:style-name="ce29" table:formula="of:=INDEX([Cards.$B$2:.$B$122]; MATCH([.A1065]; [$Cards.$C$2:.$C$122]; 0))" office:value-type="date" office:date-value="2018-04-11" calcext:value-type="date">
            <text:p>2018-04-1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6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66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7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67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68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68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69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69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70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70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71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71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2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72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3]; [$Cards.$C$2:.$C$122]; 0))" office:value-type="date" office:date-value="2018-04-13" calcext:value-type="date">
            <text:p>2018-04-13</text:p>
          </table:table-cell>
          <table:table-cell table:style-name="ce29" table:formula="of:=INDEX([Cards.$B$2:.$B$122]; MATCH([.A1073]; [$Cards.$C$2:.$C$122]; 0))" office:value-type="date" office:date-value="2018-04-12" calcext:value-type="date">
            <text:p>2018-04-12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74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4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5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5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6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6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7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7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8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8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79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79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0]; [$Cards.$C$2:.$C$122]; 0))" office:value-type="date" office:date-value="2018-04-14" calcext:value-type="date">
            <text:p>2018-04-14</text:p>
          </table:table-cell>
          <table:table-cell table:style-name="ce29" table:formula="of:=INDEX([Cards.$B$2:.$B$122]; MATCH([.A1080]; [$Cards.$C$2:.$C$122]; 0))" office:value-type="date" office:date-value="2018-04-13" calcext:value-type="date">
            <text:p>2018-04-13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81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1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82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2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83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3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4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4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5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5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86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6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7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7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8]; [$Cards.$C$2:.$C$122]; 0))" office:value-type="date" office:date-value="2018-04-15" calcext:value-type="date">
            <text:p>2018-04-15</text:p>
          </table:table-cell>
          <table:table-cell table:style-name="ce29" table:formula="of:=INDEX([Cards.$B$2:.$B$122]; MATCH([.A1088]; [$Cards.$C$2:.$C$122]; 0))" office:value-type="date" office:date-value="2018-04-14" calcext:value-type="date">
            <text:p>2018-04-14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89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89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0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0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91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1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092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2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3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3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4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4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5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5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6]; [$Cards.$C$2:.$C$122]; 0))" office:value-type="date" office:date-value="2018-04-16" calcext:value-type="date">
            <text:p>2018-04-16</text:p>
          </table:table-cell>
          <table:table-cell table:style-name="ce29" table:formula="of:=INDEX([Cards.$B$2:.$B$122]; MATCH([.A1096]; [$Cards.$C$2:.$C$122]; 0))" office:value-type="date" office:date-value="2018-04-15" calcext:value-type="date">
            <text:p>2018-04-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TOR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7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097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8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098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099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099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100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100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1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101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2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102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3]; [$Cards.$C$2:.$C$122]; 0))" office:value-type="date" office:date-value="2018-04-17" calcext:value-type="date">
            <text:p>2018-04-17</text:p>
          </table:table-cell>
          <table:table-cell table:style-name="ce29" table:formula="of:=INDEX([Cards.$B$2:.$B$122]; MATCH([.A1103]; [$Cards.$C$2:.$C$122]; 0))" office:value-type="date" office:date-value="2018-04-16" calcext:value-type="date">
            <text:p>2018-04-16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LB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4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4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P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5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5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L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6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6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I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PHI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7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7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NJ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8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8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NSH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V</text:p>
          </table:table-cell>
          <table:table-cell table:style-name="ce29" table:formula="of:=INDEX([Cards.$A$2:.$A$122]; MATCH([.A1109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09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29" table:formula="of:=INDEX([Cards.$A$2:.$A$122]; MATCH([.A1110]; [$Cards.$C$2:.$C$122]; 0))" office:value-type="date" office:date-value="2018-04-18" calcext:value-type="date">
            <text:p>2018-04-18</text:p>
          </table:table-cell>
          <table:table-cell table:style-name="ce29" table:formula="of:=INDEX([Cards.$B$2:.$B$122]; MATCH([.A1110]; [$Cards.$C$2:.$C$122]; 0))" office:value-type="date" office:date-value="2018-04-17" calcext:value-type="date">
            <text:p>2018-04-17</text:p>
          </table:table-cell>
          <table:table-cell table:number-columns-repeated="1014"/>
        </table:table-row>
        <table:table-row table:style-name="ro1" table:number-rows-repeated="1047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ards.H1:Cards.H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00-00-00</text:date>, <text:time style:data-style-name="N2" text:time-value="09:21:58.850320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7:31:11.956252942</meta:creation-date>
    <dc:date>2018-05-05T10:33:42.401497837</dc:date>
    <meta:editing-duration>P3DT2H28M8S</meta:editing-duration>
    <meta:editing-cycles>99</meta:editing-cycles>
    <meta:generator>LibreOffice/5.4.6.2$Linux_X86_64 LibreOffice_project/40m0$Build-2</meta:generator>
    <meta:document-statistic meta:table-count="2" meta:cell-count="12075" meta:object-count="0"/>
  </office:meta>
</office:document-meta>
</file>